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" fo:font-size="7pt" fo:font-weight="bold" officeooo:rsid="001349b5" officeooo:paragraph-rsid="001349b5" style:font-size-asian="7pt" style:font-weight-asian="bold" style:font-size-complex="7pt" style:font-weight-complex="bold"/>
    </style:style>
    <style:style style:name="P2" style:family="paragraph" style:parent-style-name="Standard">
      <style:text-properties style:font-name="Lucida Console" fo:font-size="7pt" fo:font-weight="bold" officeooo:rsid="001349b5" officeooo:paragraph-rsid="00449d16" style:font-size-asian="7pt" style:font-weight-asian="bold" style:font-size-complex="7pt" style:font-weight-complex="bold"/>
    </style:style>
    <style:style style:name="P3" style:family="paragraph" style:parent-style-name="Standard">
      <style:text-properties style:font-name="Lucida Console" fo:font-size="7pt" fo:font-weight="bold" officeooo:rsid="001349b5" officeooo:paragraph-rsid="008efb78" style:font-size-asian="7pt" style:font-weight-asian="bold" style:font-size-complex="7pt" style:font-weight-complex="bold"/>
    </style:style>
    <style:style style:name="P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1349b5" officeooo:paragraph-rsid="008efb78" style:font-size-asian="7pt" style:font-weight-asian="bold" style:font-size-complex="7pt" style:font-weight-complex="bold"/>
    </style:style>
    <style:style style:name="P5" style:family="paragraph" style:parent-style-name="Standard">
      <style:text-properties style:font-name="Lucida Console" fo:font-size="7pt" fo:font-weight="bold" officeooo:rsid="001349b5" officeooo:paragraph-rsid="0023eb38" style:font-size-asian="7pt" style:font-weight-asian="bold" style:font-size-complex="7pt" style:font-weight-complex="bold"/>
    </style:style>
    <style:style style:name="P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3eb38" officeooo:paragraph-rsid="008efb78" style:font-size-asian="7pt" style:font-weight-asian="bold" style:font-size-complex="7pt" style:font-weight-complex="bold"/>
    </style:style>
    <style:style style:name="P7" style:family="paragraph" style:parent-style-name="Standard">
      <style:text-properties style:font-name="Lucida Console" fo:font-size="7pt" fo:font-weight="bold" officeooo:rsid="0023eb38" officeooo:paragraph-rsid="008efb78" style:font-size-asian="7pt" style:font-weight-asian="bold" style:font-size-complex="7pt" style:font-weight-complex="bold"/>
    </style:style>
    <style:style style:name="P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4f481" officeooo:paragraph-rsid="008efb78" style:font-size-asian="7pt" style:font-weight-asian="bold" style:font-size-complex="7pt" style:font-weight-complex="bold"/>
    </style:style>
    <style:style style:name="P9" style:family="paragraph" style:parent-style-name="Standard">
      <style:text-properties style:font-name="Lucida Console" fo:font-size="7pt" fo:font-weight="bold" officeooo:rsid="002507e3" officeooo:paragraph-rsid="0046b4b3" style:font-size-asian="7pt" style:font-weight-asian="bold" style:font-size-complex="7pt" style:font-weight-complex="bold"/>
    </style:style>
    <style:style style:name="P10" style:family="paragraph" style:parent-style-name="Standard">
      <style:text-properties style:font-name="Lucida Console" fo:font-size="7pt" fo:font-weight="bold" officeooo:rsid="002507e3" officeooo:paragraph-rsid="0065158e" style:font-size-asian="7pt" style:font-weight-asian="bold" style:font-size-complex="7pt" style:font-weight-complex="bold"/>
    </style:style>
    <style:style style:name="P1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2cb1a8" style:font-size-asian="7pt" style:font-weight-asian="bold" style:font-size-complex="7pt" style:font-weight-complex="bold"/>
    </style:style>
    <style:style style:name="P1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2d2378" style:font-size-asian="7pt" style:font-weight-asian="bold" style:font-size-complex="7pt" style:font-weight-complex="bold"/>
    </style:style>
    <style:style style:name="P1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30718b" style:font-size-asian="7pt" style:font-weight-asian="bold" style:font-size-complex="7pt" style:font-weight-complex="bold"/>
    </style:style>
    <style:style style:name="P1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327944" style:font-size-asian="7pt" style:font-weight-asian="bold" style:font-size-complex="7pt" style:font-weight-complex="bold"/>
    </style:style>
    <style:style style:name="P1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4d65b3" style:font-size-asian="7pt" style:font-weight-asian="bold" style:font-size-complex="7pt" style:font-weight-complex="bold"/>
    </style:style>
    <style:style style:name="P1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5a8ad8" style:font-size-asian="7pt" style:font-weight-asian="bold" style:font-size-complex="7pt" style:font-weight-complex="bold"/>
    </style:style>
    <style:style style:name="P17" style:family="paragraph" style:parent-style-name="Standard">
      <style:paragraph-properties>
        <style:tab-stops>
          <style:tab-stop style:position="2.104cm"/>
        </style:tab-stops>
      </style:paragraph-properties>
      <style:text-properties style:font-name="Lucida Console" fo:font-size="7pt" fo:font-weight="bold" officeooo:rsid="002cb1a8" officeooo:paragraph-rsid="002d2378" style:font-size-asian="7pt" style:font-weight-asian="bold" style:font-size-complex="7pt" style:font-weight-complex="bold"/>
    </style:style>
    <style:style style:name="P18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2cb1a8" officeooo:paragraph-rsid="00319170" style:font-size-asian="7pt" style:font-weight-asian="bold" style:font-size-complex="7pt" style:font-weight-complex="bold"/>
    </style:style>
    <style:style style:name="P19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2cb1a8" officeooo:paragraph-rsid="003fafb1" style:font-size-asian="7pt" style:font-weight-asian="bold" style:font-size-complex="7pt" style:font-weight-complex="bold"/>
    </style:style>
    <style:style style:name="P20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2cb1a8" officeooo:paragraph-rsid="002d2378" style:font-size-asian="7pt" style:font-weight-asian="bold" style:font-size-complex="7pt" style:font-weight-complex="bold"/>
    </style:style>
    <style:style style:name="P2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654de" officeooo:paragraph-rsid="003654de" style:font-size-asian="7pt" style:font-weight-asian="bold" style:font-size-complex="7pt" style:font-weight-complex="bold"/>
    </style:style>
    <style:style style:name="P2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654de" officeooo:paragraph-rsid="0038e3a8" style:font-size-asian="7pt" style:font-weight-asian="bold" style:font-size-complex="7pt" style:font-weight-complex="bold"/>
    </style:style>
    <style:style style:name="P2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654de" officeooo:paragraph-rsid="003fafb1" style:font-size-asian="7pt" style:font-weight-asian="bold" style:font-size-complex="7pt" style:font-weight-complex="bold"/>
    </style:style>
    <style:style style:name="P2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654de" officeooo:paragraph-rsid="00763a12" style:font-size-asian="7pt" style:font-weight-asian="bold" style:font-size-complex="7pt" style:font-weight-complex="bold"/>
    </style:style>
    <style:style style:name="P2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654de" officeooo:paragraph-rsid="0082c2ba" style:font-size-asian="7pt" style:font-weight-asian="bold" style:font-size-complex="7pt" style:font-weight-complex="bold"/>
    </style:style>
    <style:style style:name="P2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0718b" officeooo:paragraph-rsid="003fafb1" style:font-size-asian="7pt" style:font-weight-asian="bold" style:font-size-complex="7pt" style:font-weight-complex="bold"/>
    </style:style>
    <style:style style:name="P2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ef204" officeooo:paragraph-rsid="002d2378" style:font-size-asian="7pt" style:font-weight-asian="bold" style:font-size-complex="7pt" style:font-weight-complex="bold"/>
    </style:style>
    <style:style style:name="P2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d2378" officeooo:paragraph-rsid="00319170" style:font-size-asian="7pt" style:font-weight-asian="bold" style:font-size-complex="7pt" style:font-weight-complex="bold"/>
    </style:style>
    <style:style style:name="P2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d2378" officeooo:paragraph-rsid="003dfb04" style:font-size-asian="7pt" style:font-weight-asian="bold" style:font-size-complex="7pt" style:font-weight-complex="bold"/>
    </style:style>
    <style:style style:name="P3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d2378" officeooo:paragraph-rsid="005a8ad8" style:font-size-asian="7pt" style:font-weight-asian="bold" style:font-size-complex="7pt" style:font-weight-complex="bold"/>
    </style:style>
    <style:style style:name="P31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2d2378" officeooo:paragraph-rsid="00319170" style:font-size-asian="7pt" style:font-weight-asian="bold" style:font-size-complex="7pt" style:font-weight-complex="bold"/>
    </style:style>
    <style:style style:name="P32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2d2378" officeooo:paragraph-rsid="002e5909" style:font-size-asian="7pt" style:font-weight-asian="bold" style:font-size-complex="7pt" style:font-weight-complex="bold"/>
    </style:style>
    <style:style style:name="P33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2d2378" officeooo:paragraph-rsid="002d2378" style:font-size-asian="7pt" style:font-weight-asian="bold" style:font-size-complex="7pt" style:font-weight-complex="bold"/>
    </style:style>
    <style:style style:name="P3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36dd8" officeooo:paragraph-rsid="00336dd8" style:font-size-asian="7pt" style:font-weight-asian="bold" style:font-size-complex="7pt" style:font-weight-complex="bold"/>
    </style:style>
    <style:style style:name="P35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39b227" style:font-size-asian="7pt" style:font-weight-asian="bold" style:font-size-complex="7pt" style:font-weight-complex="bold"/>
    </style:style>
    <style:style style:name="P36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3a13ed" style:font-size-asian="7pt" style:font-weight-asian="bold" style:font-size-complex="7pt" style:font-weight-complex="bold"/>
    </style:style>
    <style:style style:name="P37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4d65b3" style:font-size-asian="7pt" style:font-weight-asian="bold" style:font-size-complex="7pt" style:font-weight-complex="bold"/>
    </style:style>
    <style:style style:name="P38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542b4b" style:font-size-asian="7pt" style:font-weight-asian="bold" style:font-size-complex="7pt" style:font-weight-complex="bold"/>
    </style:style>
    <style:style style:name="P39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727836" style:font-size-asian="7pt" style:font-weight-asian="bold" style:font-size-complex="7pt" style:font-weight-complex="bold"/>
    </style:style>
    <style:style style:name="P40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763a12" style:font-size-asian="7pt" style:font-weight-asian="bold" style:font-size-complex="7pt" style:font-weight-complex="bold"/>
    </style:style>
    <style:style style:name="P4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c127d" officeooo:paragraph-rsid="003c127d" style:font-size-asian="7pt" style:font-weight-asian="bold" style:font-size-complex="7pt" style:font-weight-complex="bold"/>
    </style:style>
    <style:style style:name="P42" style:family="paragraph" style:parent-style-name="Standard">
      <style:paragraph-properties>
        <style:tab-stops>
          <style:tab-stop style:position="0.894cm"/>
        </style:tab-stops>
      </style:paragraph-properties>
      <style:text-properties style:font-name="Lucida Console" fo:font-size="7pt" fo:font-weight="bold" officeooo:rsid="003c127d" officeooo:paragraph-rsid="003c127d" style:font-size-asian="7pt" style:font-weight-asian="bold" style:font-size-complex="7pt" style:font-weight-complex="bold"/>
    </style:style>
    <style:style style:name="P4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27944" officeooo:paragraph-rsid="00336dd8" style:font-size-asian="7pt" style:font-weight-asian="bold" style:font-size-complex="7pt" style:font-weight-complex="bold"/>
    </style:style>
    <style:style style:name="P4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27944" officeooo:paragraph-rsid="003654de" style:font-size-asian="7pt" style:font-weight-asian="bold" style:font-size-complex="7pt" style:font-weight-complex="bold"/>
    </style:style>
    <style:style style:name="P4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27944" officeooo:paragraph-rsid="00327944" style:font-size-asian="7pt" style:font-weight-asian="bold" style:font-size-complex="7pt" style:font-weight-complex="bold"/>
    </style:style>
    <style:style style:name="P4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27944" officeooo:paragraph-rsid="00763a12" style:font-size-asian="7pt" style:font-weight-asian="bold" style:font-size-complex="7pt" style:font-weight-complex="bold"/>
    </style:style>
    <style:style style:name="P4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27944" officeooo:paragraph-rsid="00780b52" style:font-size-asian="7pt" style:font-weight-asian="bold" style:font-size-complex="7pt" style:font-weight-complex="bold"/>
    </style:style>
    <style:style style:name="P4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27944" officeooo:paragraph-rsid="0087e799" style:font-size-asian="7pt" style:font-weight-asian="bold" style:font-size-complex="7pt" style:font-weight-complex="bold"/>
    </style:style>
    <style:style style:name="P49" style:family="paragraph" style:parent-style-name="Standard">
      <style:text-properties style:font-name="Lucida Console" fo:font-size="7pt" fo:font-weight="bold" officeooo:rsid="0043a310" officeooo:paragraph-rsid="008efb78" style:font-size-asian="7pt" style:font-weight-asian="bold" style:font-size-complex="7pt" style:font-weight-complex="bold"/>
    </style:style>
    <style:style style:name="P50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a13ed" officeooo:paragraph-rsid="004d65b3" style:font-size-asian="7pt" style:font-weight-asian="bold" style:font-size-complex="7pt" style:font-weight-complex="bold"/>
    </style:style>
    <style:style style:name="P51" style:family="paragraph" style:parent-style-name="Standard">
      <style:text-properties style:font-name="Lucida Console" fo:font-size="7pt" fo:font-weight="bold" officeooo:rsid="00422d40" officeooo:paragraph-rsid="0046b4b3" style:font-size-asian="7pt" style:font-weight-asian="bold" style:font-size-complex="7pt" style:font-weight-complex="bold"/>
    </style:style>
    <style:style style:name="P52" style:family="paragraph" style:parent-style-name="Standard">
      <style:text-properties style:font-name="Lucida Console" fo:font-size="7pt" fo:font-weight="bold" officeooo:rsid="00422d40" officeooo:paragraph-rsid="005ff1d7" style:font-size-asian="7pt" style:font-weight-asian="bold" style:font-size-complex="7pt" style:font-weight-complex="bold"/>
    </style:style>
    <style:style style:name="P5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normal" officeooo:rsid="002cb1a8" officeooo:paragraph-rsid="005a8ad8" style:font-size-asian="7pt" style:font-weight-asian="normal" style:font-size-complex="7pt" style:font-weight-complex="normal"/>
    </style:style>
    <style:style style:name="P5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normal" officeooo:rsid="005a8ad8" officeooo:paragraph-rsid="005a8ad8" style:font-size-asian="7pt" style:font-weight-asian="normal" style:font-size-complex="7pt" style:font-weight-complex="normal"/>
    </style:style>
    <style:style style:name="P55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normal" officeooo:rsid="003a13ed" officeooo:paragraph-rsid="00727836" style:font-size-asian="7pt" style:font-weight-asian="normal" style:font-size-complex="7pt" style:font-weight-complex="normal"/>
    </style:style>
    <style:style style:name="P5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normal" officeooo:rsid="00336dd8" officeooo:paragraph-rsid="00336dd8" style:font-size-asian="7pt" style:font-weight-asian="normal" style:font-size-complex="7pt" style:font-weight-complex="normal"/>
    </style:style>
    <style:style style:name="P57" style:family="paragraph" style:parent-style-name="Standard">
      <style:text-properties style:font-name="Lucida Console" fo:font-size="7pt" style:text-underline-style="solid" style:text-underline-width="auto" style:text-underline-color="font-color" fo:font-weight="bold" officeooo:rsid="001349b5" officeooo:paragraph-rsid="008efb78" style:font-size-asian="7pt" style:font-weight-asian="bold" style:font-size-complex="7pt" style:font-weight-complex="bold"/>
    </style:style>
    <style:style style:name="P58" style:family="paragraph" style:parent-style-name="Standard">
      <style:text-properties style:font-name="Lucida Console" fo:font-size="7pt" style:text-underline-style="none" fo:font-weight="bold" officeooo:rsid="001349b5" officeooo:paragraph-rsid="007026a4" style:font-size-asian="7pt" style:font-weight-asian="bold" style:font-size-complex="7pt" style:font-weight-complex="bold"/>
    </style:style>
    <style:style style:name="P5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style:text-underline-style="none" fo:font-weight="bold" officeooo:rsid="001349b5" officeooo:paragraph-rsid="008efb78" style:font-size-asian="7pt" style:font-weight-asian="bold" style:font-size-complex="7pt" style:font-weight-complex="bold"/>
    </style:style>
    <style:style style:name="P60" style:family="paragraph" style:parent-style-name="Standard">
      <style:text-properties style:font-name="Lucida Console" fo:font-size="7pt" style:text-underline-style="none" fo:font-weight="bold" officeooo:rsid="00741ef6" officeooo:paragraph-rsid="008efb78" style:font-size-asian="7pt" style:font-weight-asian="bold" style:font-size-complex="7pt" style:font-weight-complex="bold"/>
    </style:style>
    <style:style style:name="P6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3d4967" officeooo:paragraph-rsid="003dfb04" style:font-size-asian="8pt" style:font-weight-asian="normal" style:font-size-complex="8pt" style:font-weight-complex="normal"/>
    </style:style>
    <style:style style:name="P6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3dfb04" officeooo:paragraph-rsid="003dfb04" style:font-size-asian="8pt" style:font-weight-asian="normal" style:font-size-complex="8pt" style:font-weight-complex="normal"/>
    </style:style>
    <style:style style:name="P6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3dfb04" officeooo:paragraph-rsid="004d65b3" style:font-size-asian="8pt" style:font-weight-asian="normal" style:font-size-complex="8pt" style:font-weight-complex="normal"/>
    </style:style>
    <style:style style:name="P6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3dfb04" officeooo:paragraph-rsid="004f6ce5" style:font-size-asian="8pt" style:font-weight-asian="normal" style:font-size-complex="8pt" style:font-weight-complex="normal"/>
    </style:style>
    <style:style style:name="P6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3dfb04" officeooo:paragraph-rsid="007997d5" style:font-size-asian="8pt" style:font-weight-asian="normal" style:font-size-complex="8pt" style:font-weight-complex="normal"/>
    </style:style>
    <style:style style:name="P6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9fe57" officeooo:paragraph-rsid="004d65b3" style:font-size-asian="8pt" style:font-weight-asian="normal" style:font-size-complex="8pt" style:font-weight-complex="normal"/>
    </style:style>
    <style:style style:name="P6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b9001" officeooo:paragraph-rsid="004d65b3" style:font-size-asian="8pt" style:font-weight-asian="normal" style:font-size-complex="8pt" style:font-weight-complex="normal"/>
    </style:style>
    <style:style style:name="P6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b9001" officeooo:paragraph-rsid="003dfb04" style:font-size-asian="8pt" style:font-weight-asian="normal" style:font-size-complex="8pt" style:font-weight-complex="normal"/>
    </style:style>
    <style:style style:name="P6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d65b3" officeooo:paragraph-rsid="004d65b3" style:font-size-asian="8pt" style:font-weight-asian="normal" style:font-size-complex="8pt" style:font-weight-complex="normal"/>
    </style:style>
    <style:style style:name="P7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d65b3" officeooo:paragraph-rsid="007026a4" style:font-size-asian="8pt" style:font-weight-asian="normal" style:font-size-complex="8pt" style:font-weight-complex="normal"/>
    </style:style>
    <style:style style:name="P7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f6ce5" officeooo:paragraph-rsid="004f6ce5" style:font-size-asian="8pt" style:font-weight-asian="normal" style:font-size-complex="8pt" style:font-weight-complex="normal"/>
    </style:style>
    <style:style style:name="P7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f6ce5" officeooo:paragraph-rsid="00523483" style:font-size-asian="8pt" style:font-weight-asian="normal" style:font-size-complex="8pt" style:font-weight-complex="normal"/>
    </style:style>
    <style:style style:name="P7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5a8ad8" officeooo:paragraph-rsid="005a8ad8" style:font-size-asian="8pt" style:font-weight-asian="normal" style:font-size-complex="8pt" style:font-weight-complex="normal"/>
    </style:style>
    <style:style style:name="P7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5ff1d7" officeooo:paragraph-rsid="005ff1d7" style:font-size-asian="8pt" style:font-weight-asian="normal" style:font-size-complex="8pt" style:font-weight-complex="normal"/>
    </style:style>
    <style:style style:name="P7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026a4" officeooo:paragraph-rsid="007026a4" style:font-size-asian="8pt" style:font-weight-asian="normal" style:font-size-complex="8pt" style:font-weight-complex="normal"/>
    </style:style>
    <style:style style:name="P7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6c9acf" officeooo:paragraph-rsid="00727836" style:font-size-asian="8pt" style:font-weight-asian="normal" style:font-size-complex="8pt" style:font-weight-complex="normal"/>
    </style:style>
    <style:style style:name="P7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8586e" officeooo:paragraph-rsid="0078586e" style:font-size-asian="8pt" style:font-weight-asian="normal" style:font-size-complex="8pt" style:font-weight-complex="normal"/>
    </style:style>
    <style:style style:name="P7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8586e" officeooo:paragraph-rsid="007981dc" style:font-size-asian="8pt" style:font-weight-asian="normal" style:font-size-complex="8pt" style:font-weight-complex="normal"/>
    </style:style>
    <style:style style:name="P7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8586e" officeooo:paragraph-rsid="007997d5" style:font-size-asian="8pt" style:font-weight-asian="normal" style:font-size-complex="8pt" style:font-weight-complex="normal"/>
    </style:style>
    <style:style style:name="P8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8586e" officeooo:paragraph-rsid="007c03d5" style:font-size-asian="8pt" style:font-weight-asian="normal" style:font-size-complex="8pt" style:font-weight-complex="normal"/>
    </style:style>
    <style:style style:name="P8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8586e" officeooo:paragraph-rsid="0082c2ba" style:font-size-asian="8pt" style:font-weight-asian="normal" style:font-size-complex="8pt" style:font-weight-complex="normal"/>
    </style:style>
    <style:style style:name="P8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997d5" officeooo:paragraph-rsid="007997d5" style:font-size-asian="8pt" style:font-weight-asian="normal" style:font-size-complex="8pt" style:font-weight-complex="normal"/>
    </style:style>
    <style:style style:name="P8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997d5" officeooo:paragraph-rsid="007c03d5" style:font-size-asian="8pt" style:font-weight-asian="normal" style:font-size-complex="8pt" style:font-weight-complex="normal"/>
    </style:style>
    <style:style style:name="P8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997d5" officeooo:paragraph-rsid="004f6ce5" style:font-size-asian="8pt" style:font-weight-asian="normal" style:font-size-complex="8pt" style:font-weight-complex="normal"/>
    </style:style>
    <style:style style:name="P8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997d5" officeooo:paragraph-rsid="0082c2ba" style:font-size-asian="8pt" style:font-weight-asian="normal" style:font-size-complex="8pt" style:font-weight-complex="normal"/>
    </style:style>
    <style:style style:name="P8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981dc" officeooo:paragraph-rsid="007997d5" style:font-size-asian="8pt" style:font-weight-asian="normal" style:font-size-complex="8pt" style:font-weight-complex="normal"/>
    </style:style>
    <style:style style:name="P8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981dc" officeooo:paragraph-rsid="004f6ce5" style:font-size-asian="8pt" style:font-weight-asian="normal" style:font-size-complex="8pt" style:font-weight-complex="normal"/>
    </style:style>
    <style:style style:name="P8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82c2ba" officeooo:paragraph-rsid="0082c2ba" style:font-size-asian="8pt" style:font-weight-asian="normal" style:font-size-complex="8pt" style:font-weight-complex="normal"/>
    </style:style>
    <style:style style:name="P8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a27b8" officeooo:paragraph-rsid="0082c2ba" style:font-size-asian="8pt" style:font-weight-asian="normal" style:font-size-complex="8pt" style:font-weight-complex="normal"/>
    </style:style>
    <style:style style:name="P9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c320b" officeooo:paragraph-rsid="0082c2ba" style:font-size-asian="8pt" style:font-weight-asian="normal" style:font-size-complex="8pt" style:font-weight-complex="normal"/>
    </style:style>
    <style:style style:name="P9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ee503" officeooo:paragraph-rsid="0082c2ba" style:font-size-asian="8pt" style:font-weight-asian="normal" style:font-size-complex="8pt" style:font-weight-complex="normal"/>
    </style:style>
    <style:style style:name="P9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8fcc3" officeooo:paragraph-rsid="0082c2ba" style:font-size-asian="8pt" style:font-weight-asian="normal" style:font-size-complex="8pt" style:font-weight-complex="normal"/>
    </style:style>
    <style:style style:name="P9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82fb3f" officeooo:paragraph-rsid="008357b5" style:font-size-asian="8pt" style:font-weight-asian="normal" style:font-size-complex="8pt" style:font-weight-complex="normal"/>
    </style:style>
    <style:style style:name="P9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8357b5" officeooo:paragraph-rsid="008357b5" style:font-size-asian="8pt" style:font-weight-asian="normal" style:font-size-complex="8pt" style:font-weight-complex="normal"/>
    </style:style>
    <style:style style:name="P9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bold" officeooo:rsid="007a27b8" officeooo:paragraph-rsid="0082c2ba" style:font-size-asian="8pt" style:font-weight-asian="bold" style:font-size-complex="8pt" style:font-weight-complex="bold"/>
    </style:style>
    <style:style style:name="P9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bold" officeooo:rsid="007c320b" officeooo:paragraph-rsid="0082c2ba" style:font-size-asian="8pt" style:font-weight-asian="bold" style:font-size-complex="8pt" style:font-weight-complex="bold"/>
    </style:style>
    <style:style style:name="P9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12pt" fo:font-weight="bold" officeooo:rsid="005ff1d7" officeooo:paragraph-rsid="002cb1a8" style:font-size-asian="12pt" style:font-weight-asian="bold" style:font-size-complex="12pt" style:font-weight-complex="bold"/>
    </style:style>
    <style:style style:name="P98" style:family="paragraph" style:parent-style-name="Standard">
      <style:text-properties style:font-name="Lucida Console" fo:font-size="9pt" style:text-underline-style="solid" style:text-underline-width="auto" style:text-underline-color="font-color" fo:font-weight="bold" officeooo:rsid="001349b5" officeooo:paragraph-rsid="001349b5" style:font-size-asian="9pt" style:font-weight-asian="bold" style:font-size-complex="9pt" style:font-weight-complex="bold"/>
    </style:style>
    <style:style style:name="P99" style:family="paragraph" style:parent-style-name="Standard">
      <style:text-properties style:font-name="Lucida Console" fo:font-size="9pt" style:text-underline-style="solid" style:text-underline-width="auto" style:text-underline-color="font-color" fo:font-weight="bold" officeooo:rsid="001349b5" officeooo:paragraph-rsid="0046b4b3" style:font-size-asian="9pt" style:font-weight-asian="bold" style:font-size-complex="9pt" style:font-weight-complex="bold"/>
    </style:style>
    <style:style style:name="P100" style:family="paragraph" style:parent-style-name="Standard">
      <style:text-properties style:font-name="Lucida Console" fo:font-size="9pt" style:text-underline-style="solid" style:text-underline-width="auto" style:text-underline-color="font-color" fo:font-weight="bold" officeooo:rsid="001349b5" officeooo:paragraph-rsid="007026a4" style:font-size-asian="9pt" style:font-weight-asian="bold" style:font-size-complex="9pt" style:font-weight-complex="bold"/>
    </style:style>
    <style:style style:name="P101" style:family="paragraph" style:parent-style-name="Standard">
      <style:text-properties style:font-name="Lucida Console" fo:font-size="9pt" style:text-underline-style="solid" style:text-underline-width="auto" style:text-underline-color="font-color" fo:font-weight="bold" officeooo:rsid="001349b5" officeooo:paragraph-rsid="008efb78" style:font-size-asian="9pt" style:font-weight-asian="bold" style:font-size-complex="9pt" style:font-weight-complex="bold"/>
    </style:style>
    <style:style style:name="P102" style:family="paragraph" style:parent-style-name="Standard">
      <style:text-properties style:font-name="Lucida Console" fo:font-size="9pt" style:text-underline-style="solid" style:text-underline-width="auto" style:text-underline-color="font-color" fo:font-weight="bold" officeooo:rsid="007026a4" officeooo:paragraph-rsid="007026a4" style:font-size-asian="9pt" style:font-weight-asian="bold" style:font-size-complex="9pt" style:font-weight-complex="bold"/>
    </style:style>
    <style:style style:name="P103" style:family="paragraph" style:parent-style-name="Standard">
      <style:text-properties style:font-name="Lucida Console" fo:font-size="9pt" style:text-underline-style="none" fo:font-weight="bold" officeooo:rsid="007026a4" officeooo:paragraph-rsid="007026a4" style:font-size-asian="9pt" style:font-weight-asian="bold" style:font-size-complex="9pt" style:font-weight-complex="bold"/>
    </style:style>
    <style:style style:name="P104" style:family="paragraph" style:parent-style-name="Standard">
      <style:text-properties style:font-name="Lucida Console" fo:font-size="9pt" style:text-underline-style="none" fo:font-weight="bold" officeooo:rsid="001349b5" officeooo:paragraph-rsid="001349b5" style:font-size-asian="9pt" style:font-weight-asian="bold" style:font-size-complex="9pt" style:font-weight-complex="bold"/>
    </style:style>
    <style:style style:name="P105" style:family="paragraph" style:parent-style-name="Standard">
      <style:paragraph-properties>
        <style:tab-stops>
          <style:tab-stop style:position="2.394cm"/>
        </style:tab-stops>
      </style:paragraph-properties>
      <style:text-properties officeooo:paragraph-rsid="008efb78"/>
    </style:style>
    <style:style style:name="P106" style:family="paragraph" style:parent-style-name="Standard">
      <style:text-properties officeooo:rsid="0012e6fb" officeooo:paragraph-rsid="0012e6fb"/>
    </style:style>
    <style:style style:name="P107" style:family="paragraph" style:parent-style-name="Standard">
      <style:paragraph-properties fo:break-before="page">
        <style:tab-stops>
          <style:tab-stop style:position="2.394cm"/>
        </style:tab-stops>
      </style:paragraph-properties>
      <style:text-properties style:font-name="Lucida Console" fo:font-size="12pt" fo:font-weight="bold" officeooo:rsid="003d4967" officeooo:paragraph-rsid="002cb1a8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break-before="page">
        <style:tab-stops>
          <style:tab-stop style:position="2.394cm"/>
        </style:tab-stops>
      </style:paragraph-properties>
      <style:text-properties style:font-name="Lucida Console" fo:font-size="8pt" fo:font-weight="normal" officeooo:rsid="0049fe57" officeooo:paragraph-rsid="004d65b3" style:font-size-asian="8pt" style:font-weight-asian="normal" style:font-size-complex="8pt" style:font-weight-complex="normal"/>
    </style:style>
    <style:style style:name="P109" style:family="paragraph" style:parent-style-name="Standard">
      <style:paragraph-properties fo:break-before="page">
        <style:tab-stops>
          <style:tab-stop style:position="2.394cm"/>
        </style:tab-stops>
      </style:paragraph-properties>
      <style:text-properties style:font-name="Lucida Console" fo:font-size="8pt" fo:font-weight="normal" officeooo:rsid="0078586e" officeooo:paragraph-rsid="0082c2ba" style:font-size-asian="8pt" style:font-weight-asian="normal" style:font-size-complex="8pt" style:font-weight-complex="normal"/>
    </style:style>
    <style:style style:name="P110" style:family="paragraph" style:parent-style-name="Standard">
      <style:text-properties style:font-name="Lucida Console" fo:font-size="7pt" style:text-underline-style="solid" style:text-underline-width="auto" style:text-underline-color="font-color" fo:font-weight="bold" officeooo:rsid="0023eb38" officeooo:paragraph-rsid="008efb78" style:font-size-asian="7pt" style:font-weight-asian="bold" style:font-size-complex="7pt" style:font-weight-complex="bold"/>
    </style:style>
    <style:style style:name="P11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style:text-underline-style="solid" style:text-underline-width="auto" style:text-underline-color="font-color" fo:font-weight="bold" officeooo:rsid="001349b5" officeooo:paragraph-rsid="00938fbd" style:font-size-asian="7pt" style:font-weight-asian="bold" style:font-size-complex="7pt" style:font-weight-complex="bold"/>
    </style:style>
    <style:style style:name="P112" style:family="paragraph" style:parent-style-name="Standard">
      <style:text-properties style:font-name="Lucida Console" fo:font-size="7pt" fo:font-weight="bold" officeooo:rsid="0023eb38" officeooo:paragraph-rsid="0046b4b3" style:font-size-asian="7pt" style:font-weight-asian="bold" style:font-size-complex="7pt" style:font-weight-complex="bold"/>
    </style:style>
    <style:style style:name="P113" style:family="paragraph" style:parent-style-name="Standard">
      <style:text-properties style:font-name="Lucida Console" fo:font-size="7pt" fo:font-weight="bold" officeooo:rsid="0023eb38" officeooo:paragraph-rsid="00916f91" style:font-size-asian="7pt" style:font-weight-asian="bold" style:font-size-complex="7pt" style:font-weight-complex="bold"/>
    </style:style>
    <style:style style:name="P11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3eb38" officeooo:paragraph-rsid="008efb78" style:font-size-asian="7pt" style:font-weight-asian="bold" style:font-size-complex="7pt" style:font-weight-complex="bold"/>
    </style:style>
    <style:style style:name="P115" style:family="paragraph" style:parent-style-name="Standard">
      <style:text-properties style:font-name="Lucida Console" fo:font-size="7pt" fo:font-weight="bold" officeooo:rsid="0023eb38" officeooo:paragraph-rsid="0092534a" style:font-size-asian="7pt" style:font-weight-asian="bold" style:font-size-complex="7pt" style:font-weight-complex="bold"/>
    </style:style>
    <style:style style:name="P116" style:family="paragraph" style:parent-style-name="Standard">
      <style:text-properties style:font-name="Lucida Console" fo:font-size="7pt" fo:font-weight="bold" officeooo:rsid="001349b5" officeooo:paragraph-rsid="00916f91" style:font-size-asian="7pt" style:font-weight-asian="bold" style:font-size-complex="7pt" style:font-weight-complex="bold"/>
    </style:style>
    <style:style style:name="P11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1349b5" officeooo:paragraph-rsid="00938fbd" style:font-size-asian="7pt" style:font-weight-asian="bold" style:font-size-complex="7pt" style:font-weight-complex="bold"/>
    </style:style>
    <style:style style:name="P11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4f481" officeooo:paragraph-rsid="00916f91" style:font-size-asian="7pt" style:font-weight-asian="bold" style:font-size-complex="7pt" style:font-weight-complex="bold"/>
    </style:style>
    <style:style style:name="P11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4f481" officeooo:paragraph-rsid="0092534a" style:font-size-asian="7pt" style:font-weight-asian="bold" style:font-size-complex="7pt" style:font-weight-complex="bold"/>
    </style:style>
    <style:style style:name="P12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4f481" officeooo:paragraph-rsid="00972a3e" style:font-size-asian="7pt" style:font-weight-asian="bold" style:font-size-complex="7pt" style:font-weight-complex="bold"/>
    </style:style>
    <style:style style:name="P12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9e0a8f" officeooo:paragraph-rsid="00916f91" style:font-size-asian="7pt" style:font-weight-asian="bold" style:font-size-complex="7pt" style:font-weight-complex="bold"/>
    </style:style>
    <style:style style:name="P12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a23525" officeooo:paragraph-rsid="0092534a" style:font-size-asian="7pt" style:font-weight-asian="bold" style:font-size-complex="7pt" style:font-weight-complex="bold"/>
    </style:style>
    <style:style style:name="P12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a240c9" officeooo:paragraph-rsid="00938fbd" style:font-size-asian="7pt" style:font-weight-asian="bold" style:font-size-complex="7pt" style:font-weight-complex="bold"/>
    </style:style>
    <style:style style:name="P12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style:text-underline-style="none" fo:font-weight="bold" officeooo:rsid="001349b5" officeooo:paragraph-rsid="009451c5" style:font-size-asian="7pt" style:font-weight-asian="bold" style:font-size-complex="7pt" style:font-weight-complex="bold"/>
    </style:style>
    <style:style style:name="P12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style:text-underline-style="none" fo:font-weight="bold" officeooo:rsid="001349b5" officeooo:paragraph-rsid="008efb78" style:font-size-asian="7pt" style:font-weight-asian="bold" style:font-size-complex="7pt" style:font-weight-complex="bold"/>
    </style:style>
    <style:style style:name="P12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style:text-underline-style="none" fo:font-weight="bold" officeooo:rsid="00a458af" officeooo:paragraph-rsid="009451c5" style:font-size-asian="7pt" style:font-weight-asian="bold" style:font-size-complex="7pt" style:font-weight-complex="bold"/>
    </style:style>
    <style:style style:name="P12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9pt" style:text-underline-style="solid" style:text-underline-width="auto" style:text-underline-color="font-color" fo:font-weight="bold" officeooo:rsid="001349b5" officeooo:paragraph-rsid="009451c5" style:font-size-asian="9pt" style:font-weight-asian="bold" style:font-size-complex="9pt" style:font-weight-complex="bold"/>
    </style:style>
    <style:style style:name="P128" style:family="paragraph" style:parent-style-name="Standard">
      <style:paragraph-properties fo:break-before="page"/>
      <style:text-properties style:font-name="Lucida Console" fo:font-size="9pt" style:text-underline-style="none" fo:font-weight="bold" officeooo:rsid="00713b4c" officeooo:paragraph-rsid="00713b4c" style:font-size-asian="9pt" style:font-weight-asian="bold" style:font-size-complex="9pt" style:font-weight-complex="bold"/>
    </style:style>
    <style:style style:name="T1" style:family="text">
      <style:text-properties fo:font-size="7pt" fo:font-weight="bold" officeooo:rsid="0039b227" style:font-size-asian="7pt" style:font-weight-asian="bold" style:font-size-complex="7pt" style:font-weight-complex="bold"/>
    </style:style>
    <style:style style:name="T2" style:family="text">
      <style:text-properties style:font-name="Lucida Console" fo:font-size="7pt" fo:font-weight="bold" officeooo:rsid="002ad506" style:font-size-asian="7pt" style:font-weight-asian="bold" style:font-size-complex="7pt" style:font-weight-complex="bold"/>
    </style:style>
    <style:style style:name="T3" style:family="text">
      <style:text-properties style:font-name="Lucida Console" fo:font-size="7pt" fo:font-weight="bold" officeooo:rsid="00296f53" style:font-size-asian="7pt" style:font-weight-asian="bold" style:font-size-complex="7pt" style:font-weight-complex="bold"/>
    </style:style>
    <style:style style:name="T4" style:family="text">
      <style:text-properties style:font-name="Lucida Console" fo:font-size="7pt" fo:font-weight="bold" officeooo:rsid="0023eb38" style:font-size-asian="7pt" style:font-weight-asian="bold" style:font-size-complex="7pt" style:font-weight-complex="bold"/>
    </style:style>
    <style:style style:name="T5" style:family="text">
      <style:text-properties style:font-name="Lucida Console" fo:font-size="8pt" fo:font-weight="normal" officeooo:rsid="0078586e" style:font-size-asian="8pt" style:font-weight-asian="normal" style:font-size-complex="8pt" style:font-weight-complex="normal"/>
    </style:style>
    <style:style style:name="T6" style:family="text">
      <style:text-properties officeooo:rsid="00266f90"/>
    </style:style>
    <style:style style:name="T7" style:family="text">
      <style:text-properties officeooo:rsid="002d2378"/>
    </style:style>
    <style:style style:name="T8" style:family="text">
      <style:text-properties officeooo:rsid="002e5909"/>
    </style:style>
    <style:style style:name="T9" style:family="text">
      <style:text-properties officeooo:rsid="002ef204"/>
    </style:style>
    <style:style style:name="T10" style:family="text">
      <style:text-properties officeooo:rsid="002f53f0"/>
    </style:style>
    <style:style style:name="T11" style:family="text">
      <style:text-properties officeooo:rsid="0030718b"/>
    </style:style>
    <style:style style:name="T12" style:family="text">
      <style:text-properties officeooo:rsid="00319170"/>
    </style:style>
    <style:style style:name="T13" style:family="text">
      <style:text-properties officeooo:rsid="00327944"/>
    </style:style>
    <style:style style:name="T14" style:family="text">
      <style:text-properties officeooo:rsid="00336dd8"/>
    </style:style>
    <style:style style:name="T15" style:family="text">
      <style:text-properties officeooo:rsid="003654de"/>
    </style:style>
    <style:style style:name="T16" style:family="text">
      <style:text-properties officeooo:rsid="0038e3a8"/>
    </style:style>
    <style:style style:name="T17" style:family="text">
      <style:text-properties officeooo:rsid="002cb1a8"/>
    </style:style>
    <style:style style:name="T18" style:family="text">
      <style:text-properties officeooo:rsid="003a13ed"/>
    </style:style>
    <style:style style:name="T19" style:family="text">
      <style:text-properties officeooo:rsid="003d4967"/>
    </style:style>
    <style:style style:name="T20" style:family="text">
      <style:text-properties officeooo:rsid="003dfb04"/>
    </style:style>
    <style:style style:name="T21" style:family="text">
      <style:text-properties officeooo:rsid="00417de7"/>
    </style:style>
    <style:style style:name="T22" style:family="text">
      <style:text-properties officeooo:rsid="00422d40"/>
    </style:style>
    <style:style style:name="T23" style:family="text">
      <style:text-properties officeooo:rsid="00426943"/>
    </style:style>
    <style:style style:name="T24" style:family="text">
      <style:text-properties officeooo:rsid="0043a310"/>
    </style:style>
    <style:style style:name="T25" style:family="text">
      <style:text-properties officeooo:rsid="00449d16"/>
    </style:style>
    <style:style style:name="T26" style:family="text">
      <style:text-properties officeooo:rsid="004b9001"/>
    </style:style>
    <style:style style:name="T27" style:family="text">
      <style:text-properties officeooo:rsid="004d65b3"/>
    </style:style>
    <style:style style:name="T28" style:family="text">
      <style:text-properties officeooo:rsid="004f6ce5"/>
    </style:style>
    <style:style style:name="T29" style:family="text">
      <style:text-properties officeooo:rsid="00523483"/>
    </style:style>
    <style:style style:name="T30" style:family="text">
      <style:text-properties officeooo:rsid="00542b4b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d2378" style:font-weight-asian="normal" style:font-weight-complex="normal"/>
    </style:style>
    <style:style style:name="T33" style:family="text">
      <style:text-properties fo:font-weight="normal" officeooo:rsid="002e5909" style:font-weight-asian="normal" style:font-weight-complex="normal"/>
    </style:style>
    <style:style style:name="T34" style:family="text">
      <style:text-properties fo:font-weight="normal" officeooo:rsid="003a13ed" style:font-weight-asian="normal" style:font-weight-complex="normal"/>
    </style:style>
    <style:style style:name="T35" style:family="text">
      <style:text-properties fo:font-weight="normal" officeooo:rsid="003654de" style:font-weight-asian="normal" style:font-weight-complex="normal"/>
    </style:style>
    <style:style style:name="T36" style:family="text">
      <style:text-properties fo:font-weight="normal" officeooo:rsid="00336dd8" style:font-weight-asian="normal" style:font-weight-complex="normal"/>
    </style:style>
    <style:style style:name="T37" style:family="text">
      <style:text-properties fo:font-weight="normal" officeooo:rsid="0038e3a8" style:font-weight-asian="normal" style:font-weight-complex="normal"/>
    </style:style>
    <style:style style:name="T38" style:family="text">
      <style:text-properties fo:font-weight="normal" officeooo:rsid="003fafb1" style:font-weight-asian="normal" style:font-weight-complex="normal"/>
    </style:style>
    <style:style style:name="T39" style:family="text">
      <style:text-properties fo:font-weight="normal" officeooo:rsid="00379181" style:font-weight-asian="normal" style:font-weight-complex="normal"/>
    </style:style>
    <style:style style:name="T40" style:family="text">
      <style:text-properties fo:font-weight="normal" officeooo:rsid="003dfb04" style:font-weight-asian="normal" style:font-weight-complex="normal"/>
    </style:style>
    <style:style style:name="T41" style:family="text">
      <style:text-properties fo:font-weight="normal" officeooo:rsid="00319170" style:font-weight-asian="normal" style:font-weight-complex="normal"/>
    </style:style>
    <style:style style:name="T42" style:family="text">
      <style:text-properties fo:font-weight="normal" officeooo:rsid="00327944" style:font-weight-asian="normal" style:font-weight-complex="normal"/>
    </style:style>
    <style:style style:name="T43" style:family="text">
      <style:text-properties fo:font-weight="normal" officeooo:rsid="0030718b" style:font-weight-asian="normal" style:font-weight-complex="normal"/>
    </style:style>
    <style:style style:name="T44" style:family="text">
      <style:text-properties fo:font-weight="normal" officeooo:rsid="005dffc5" style:font-weight-asian="normal" style:font-weight-complex="normal"/>
    </style:style>
    <style:style style:name="T45" style:family="text">
      <style:text-properties fo:font-weight="normal" officeooo:rsid="0063f268" style:font-weight-asian="normal" style:font-weight-complex="normal"/>
    </style:style>
    <style:style style:name="T46" style:family="text">
      <style:text-properties fo:font-weight="normal" officeooo:rsid="00763a12" style:font-weight-asian="normal" style:font-weight-complex="normal"/>
    </style:style>
    <style:style style:name="T47" style:family="text">
      <style:text-properties fo:font-weight="normal" officeooo:rsid="00780b52" style:font-weight-asian="normal" style:font-weight-complex="normal"/>
    </style:style>
    <style:style style:name="T48" style:family="text">
      <style:text-properties fo:font-weight="normal" officeooo:rsid="0087e799" style:font-weight-asian="normal" style:font-weight-complex="normal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523483" style:font-weight-asian="bold" style:font-weight-complex="bold"/>
    </style:style>
    <style:style style:name="T51" style:family="text">
      <style:text-properties officeooo:rsid="00572cb3"/>
    </style:style>
    <style:style style:name="T52" style:family="text">
      <style:text-properties officeooo:rsid="005a8ad8"/>
    </style:style>
    <style:style style:name="T53" style:family="text">
      <style:text-properties officeooo:rsid="005ff1d7"/>
    </style:style>
    <style:style style:name="T54" style:family="text">
      <style:text-properties officeooo:rsid="006225cd"/>
    </style:style>
    <style:style style:name="T55" style:family="text">
      <style:text-properties officeooo:rsid="00625cf7"/>
    </style:style>
    <style:style style:name="T56" style:family="text">
      <style:text-properties officeooo:rsid="001349b5"/>
    </style:style>
    <style:style style:name="T57" style:family="text">
      <style:text-properties officeooo:rsid="006b27e0"/>
    </style:style>
    <style:style style:name="T58" style:family="text">
      <style:text-properties officeooo:rsid="006e6bdf"/>
    </style:style>
    <style:style style:name="T59" style:family="text">
      <style:text-properties officeooo:rsid="007026a4"/>
    </style:style>
    <style:style style:name="T60" style:family="text">
      <style:text-properties officeooo:rsid="00727836"/>
    </style:style>
    <style:style style:name="T61" style:family="text">
      <style:text-properties officeooo:rsid="008751ea"/>
    </style:style>
    <style:style style:name="T62" style:family="text">
      <style:text-properties officeooo:rsid="00742000"/>
    </style:style>
    <style:style style:name="T63" style:family="text">
      <style:text-properties officeooo:rsid="00758ffa"/>
    </style:style>
    <style:style style:name="T64" style:family="text">
      <style:text-properties officeooo:rsid="00763a12"/>
    </style:style>
    <style:style style:name="T65" style:family="text">
      <style:text-properties officeooo:rsid="00780b52"/>
    </style:style>
    <style:style style:name="T66" style:family="text">
      <style:text-properties officeooo:rsid="007981dc"/>
    </style:style>
    <style:style style:name="T67" style:family="text">
      <style:text-properties officeooo:rsid="007a27b8"/>
    </style:style>
    <style:style style:name="T68" style:family="text">
      <style:text-properties officeooo:rsid="007bf891"/>
    </style:style>
    <style:style style:name="T69" style:family="text">
      <style:text-properties officeooo:rsid="007c03d5"/>
    </style:style>
    <style:style style:name="T70" style:family="text">
      <style:text-properties officeooo:rsid="007e00e3"/>
    </style:style>
    <style:style style:name="T71" style:family="text">
      <style:text-properties officeooo:rsid="007ee503"/>
    </style:style>
    <style:style style:name="T72" style:family="text">
      <style:text-properties fo:font-size="12pt" fo:font-weight="bold" style:font-size-asian="12pt" style:font-weight-asian="bold" style:font-size-complex="12pt" style:font-weight-complex="bold"/>
    </style:style>
    <style:style style:name="T73" style:family="text">
      <style:text-properties fo:font-size="12pt" fo:font-weight="bold" officeooo:rsid="0082c2ba" style:font-size-asian="12pt" style:font-weight-asian="bold" style:font-size-complex="12pt" style:font-weight-complex="bold"/>
    </style:style>
    <style:style style:name="T74" style:family="text">
      <style:text-properties fo:font-size="12pt" fo:font-weight="bold" officeooo:rsid="0082fb3f" style:font-size-asian="12pt" style:font-weight-asian="bold" style:font-size-complex="12pt" style:font-weight-complex="bold"/>
    </style:style>
    <style:style style:name="T75" style:family="text">
      <style:text-properties officeooo:rsid="0082c2ba"/>
    </style:style>
    <style:style style:name="T76" style:family="text">
      <style:text-properties officeooo:rsid="0082fb3f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officeooo:rsid="008525f0" style:font-style-asian="italic" style:font-style-complex="italic"/>
    </style:style>
    <style:style style:name="T79" style:family="text">
      <style:text-properties officeooo:rsid="008525f0"/>
    </style:style>
    <style:style style:name="T80" style:family="text">
      <style:text-properties officeooo:rsid="0087e799"/>
    </style:style>
    <style:style style:name="T81" style:family="text">
      <style:text-properties officeooo:rsid="0097c1e9"/>
    </style:style>
    <style:style style:name="T82" style:family="text">
      <style:text-properties officeooo:rsid="0095c697"/>
    </style:style>
    <style:style style:name="T83" style:family="text">
      <style:text-properties officeooo:rsid="008efb78"/>
    </style:style>
    <style:style style:name="T84" style:family="text">
      <style:text-properties officeooo:rsid="009e0a8f"/>
    </style:style>
    <style:style style:name="T85" style:family="text">
      <style:text-properties officeooo:rsid="0092534a"/>
    </style:style>
    <style:style style:name="T86" style:family="text">
      <style:text-properties officeooo:rsid="00938fbd"/>
    </style:style>
    <style:style style:name="T87" style:family="text">
      <style:text-properties officeooo:rsid="00a773d6"/>
    </style:style>
    <style:style style:name="T88" style:family="text">
      <style:text-properties officeooo:rsid="009451c5"/>
    </style:style>
    <style:style style:name="T89" style:family="text">
      <style:text-properties officeooo:rsid="009559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6">FAST <text:a xlink:type="simple" xlink:href="https://en.wikipedia.org/wiki/Forth_(programming_language)" text:style-name="Internet_20_link" text:visited-style-name="Visited_20_Internet_20_Link">FORTH</text:a> V<text:span text:style-name="T59">2.0</text:span> <text:span text:style-name="T10">RESUMED</text:span></text:p>
      <text:p text:style-name="P106"/>
      <text:p text:style-name="P112"/>
      <text:p text:style-name="P10">Words in braces <text:span text:style-name="T21">{} </text:span>are <text:a xlink:type="simple" xlink:href="https://forth-standard.org/standard/core/MARKER" text:style-name="Internet_20_link" text:visited-style-name="Visited_20_Internet_20_Link"><text:span text:style-name="T56">MARKER</text:span></text:a> words.</text:p>
      <text:p text:style-name="P9"/>
      <text:p text:style-name="P99">FORTH vocabulary</text:p>
      <text:p text:style-name="P51"><text:span text:style-name="T53">W</text:span>ords with hyperlink are ANSI compliant. <text:span text:style-name="T53">The others are detailed below.</text:span></text:p>
      <text:p text:style-name="P9"/>
      <text:p text:style-name="P116">COLD <text:s text:c="11"/>WARM <text:s text:c="11"/>WIPE <text:s text:c="11"/>RST_HERE <text:s text:c="7"/>PWR_HERE <text:s text:c="7"/>RST_STATE <text:s text:c="6"/>PWR_STATE <text:s text:c="6"/><text:a xlink:type="simple" xlink:href="https://forth-standard.org/standard/core/MOVE" text:style-name="Internet_20_link" text:visited-style-name="Visited_20_Internet_20_Link">MOVE</text:a> <text:s text:c="11"/><text:a xlink:type="simple" xlink:href="https://forth-standard.org/standard/core/LEAVE" text:style-name="Internet_20_link" text:visited-style-name="Visited_20_Internet_20_Link">LEAVE</text:a> <text:s text:c="10"/><text:a xlink:type="simple" xlink:href="https://forth-standard.org/standard/core/PlusLOOP" text:style-name="Internet_20_link" text:visited-style-name="Visited_20_Internet_20_Link">+LOOP</text:a> <text:s text:c="10"/><text:a xlink:type="simple" xlink:href="https://forth-standard.org/standard/core/LOOP" text:style-name="Internet_20_link" text:visited-style-name="Visited_20_Internet_20_Link">LOOP</text:a> <text:s text:c="11"/><text:a xlink:type="simple" xlink:href="https://forth-standard.org/standard/core/DO" text:style-name="Internet_20_link" text:visited-style-name="Visited_20_Internet_20_Link">DO</text:a> <text:s text:c="13"/><text:a xlink:type="simple" xlink:href="https://forth-standard.org/standard/core/REPEAT" text:style-name="Internet_20_link" text:visited-style-name="Visited_20_Internet_20_Link">REPEAT</text:a> <text:s text:c="9"/><text:a xlink:type="simple" xlink:href="https://forth-standard.org/standard/core/WHILE" text:style-name="Internet_20_link" text:visited-style-name="Visited_20_Internet_20_Link">WHILE</text:a> <text:s text:c="10"/><text:a xlink:type="simple" xlink:href="https://forth-standard.org/standard/core/AGAIN" text:style-name="Internet_20_link" text:visited-style-name="Visited_20_Internet_20_Link">AGAIN</text:a> <text:s text:c="10"/><text:a xlink:type="simple" xlink:href="https://forth-standard.org/standard/core/UNTIL" text:style-name="Internet_20_link" text:visited-style-name="Visited_20_Internet_20_Link">UNTIL</text:a> <text:s text:c="10"/><text:a xlink:type="simple" xlink:href="https://forth-standard.org/standard/core/BEGIN" text:style-name="Internet_20_link" text:visited-style-name="Visited_20_Internet_20_Link">BEGIN</text:a> <text:s text:c="10"/><text:a xlink:type="simple" xlink:href="https://forth-standard.org/standard/core/THEN" text:style-name="Internet_20_link" text:visited-style-name="Visited_20_Internet_20_Link">THEN</text:a> <text:s text:c="11"/><text:a xlink:type="simple" xlink:href="https://forth-standard.org/standard/core/ELSE" text:style-name="Internet_20_link" text:visited-style-name="Visited_20_Internet_20_Link">ELSE</text:a> <text:s text:c="11"/><text:a xlink:type="simple" xlink:href="https://forth-standard.org/standard/core/IF" text:style-name="Internet_20_link" text:visited-style-name="Visited_20_Internet_20_Link">IF</text:a> <text:s text:c="13"/><text:a xlink:type="simple" xlink:href="https://forth-standard.org/standard/core/toBODY" text:style-name="Internet_20_link" text:visited-style-name="Visited_20_Internet_20_Link">&gt;BODY</text:a> <text:s text:c="10"/><text:a xlink:type="simple" xlink:href="https://forth-standard.org/standard/core/DEFER" text:style-name="Internet_20_link" text:visited-style-name="Visited_20_Internet_20_Link">DEFER</text:a> <text:s text:c="10"/><text:a xlink:type="simple" xlink:href="https://forth-standard.org/standard/core/DOES" text:style-name="Internet_20_link" text:visited-style-name="Visited_20_Internet_20_Link">DOES&gt;</text:a> <text:s text:c="10"/><text:a xlink:type="simple" xlink:href="https://forth-standard.org/standard/core/CREATE" text:style-name="Internet_20_link" text:visited-style-name="Visited_20_Internet_20_Link">CREATE</text:a> <text:s text:c="9"/><text:a xlink:type="simple" xlink:href="https://forth-standard.org/standard/core/CONSTANT" text:style-name="Internet_20_link" text:visited-style-name="Visited_20_Internet_20_Link">CONSTANT</text:a> <text:s text:c="7"/><text:a xlink:type="simple" xlink:href="https://forth-standard.org/standard/core/VARIABLE" text:style-name="Internet_20_link" text:visited-style-name="Visited_20_Internet_20_Link">VARIABLE</text:a> <text:s text:c="7"/><text:a xlink:type="simple" xlink:href="https://forth-standard.org/standard/core/Colon" text:style-name="Internet_20_link" text:visited-style-name="Visited_20_Internet_20_Link">:</text:a> <text:s text:c="14"/><text:a xlink:type="simple" xlink:href="https://forth-standard.org/standard/core/Semi" text:style-name="Internet_20_link" text:visited-style-name="Visited_20_Internet_20_Link">;</text:a> <text:s text:c="14"/><text:a xlink:type="simple" xlink:href="https://forth-standard.org/standard/core/POSTPONE" text:style-name="Internet_20_link" text:visited-style-name="Visited_20_Internet_20_Link">POSTPONE</text:a> <text:s text:c="7"/><text:a xlink:type="simple" xlink:href="https://forth-standard.org/standard/core/RECURSE" text:style-name="Internet_20_link" text:visited-style-name="Visited_20_Internet_20_Link">RECURSE</text:a> <text:s text:c="8"/><text:a xlink:type="simple" xlink:href="https://forth-standard.org/standard/core/IMMEDIATE" text:style-name="Internet_20_link" text:visited-style-name="Visited_20_Internet_20_Link">IMMEDIATE</text:a> <text:s text:c="6"/><text:a xlink:type="simple" xlink:href="https://forth-standard.org/standard/core/IS" text:style-name="Internet_20_link" text:visited-style-name="Visited_20_Internet_20_Link">IS</text:a> <text:s text:c="13"/><text:a xlink:type="simple" xlink:href="https://forth-standard.org/standard/core/BracketTick" text:style-name="Internet_20_link" text:visited-style-name="Visited_20_Internet_20_Link">[']</text:a> <text:s text:c="12"/><text:a xlink:type="simple" xlink:href="https://forth-standard.org/standard/core/right-bracket" text:style-name="Internet_20_link" text:visited-style-name="Visited_20_Internet_20_Link">]</text:a> <text:s text:c="14"/><text:a xlink:type="simple" xlink:href="https://forth-standard.org/standard/core/Bracket" text:style-name="Internet_20_link" text:visited-style-name="Visited_20_Internet_20_Link">[</text:a> <text:s text:c="14"/><text:a xlink:type="simple" xlink:href="https://forth-standard.org/standard/block/bs" text:style-name="Internet_20_link" text:visited-style-name="Visited_20_Internet_20_Link">\</text:a> <text:s text:c="14"/><text:a xlink:type="simple" xlink:href="https://forth-standard.org/standard/core/Tick" text:style-name="Internet_20_link" text:visited-style-name="Visited_20_Internet_20_Link">'</text:a> <text:s text:c="14"/><text:a xlink:type="simple" xlink:href="https://forth-standard.org/standard/core/ABORTq" text:style-name="Internet_20_link" text:visited-style-name="Visited_20_Internet_20_Link">ABORT"</text:a> <text:s text:c="9"/><text:a xlink:type="simple" xlink:href="https://forth-standard.org/standard/core/ABORT" text:style-name="Internet_20_link" text:visited-style-name="Visited_20_Internet_20_Link">ABORT</text:a> <text:s text:c="10"/><text:a xlink:type="simple" xlink:href="https://forth-standard.org/standard/core/QUIT" text:style-name="Internet_20_link" text:visited-style-name="Visited_20_Internet_20_Link">QUIT</text:a> <text:s text:c="11"/><text:a xlink:type="simple" xlink:href="https://forth-standard.org/standard/core/EVALUATE" text:style-name="Internet_20_link" text:visited-style-name="Visited_20_Internet_20_Link">EVALUATE</text:a> <text:s text:c="7"/><text:a xlink:type="simple" xlink:href="https://forth-standard.org/standard/core/COUNT" text:style-name="Internet_20_link" text:visited-style-name="Visited_20_Internet_20_Link">COUNT</text:a> <text:s text:c="10"/><text:a xlink:type="simple" xlink:href="https://forth-standard.org/standard/core/LITERAL" text:style-name="Internet_20_link" text:visited-style-name="Visited_20_Internet_20_Link">LITERAL</text:a> <text:s text:c="8"/><text:a xlink:type="simple" xlink:href="https://forth-standard.org/standard/core/Comma" text:style-name="Internet_20_link" text:visited-style-name="Visited_20_Internet_20_Link">,</text:a> <text:s text:c="14"/><text:a xlink:type="simple" xlink:href="https://forth-standard.org/standard/core/EXECUTE" text:style-name="Internet_20_link" text:visited-style-name="Visited_20_Internet_20_Link">EXECUTE</text:a> <text:s text:c="8"/><text:a xlink:type="simple" xlink:href="https://forth-standard.org/standard/core/toNUMBER" text:style-name="Internet_20_link" text:visited-style-name="Visited_20_Internet_20_Link">&gt;NUMBER</text:a> <text:s text:c="8"/><text:a xlink:type="simple" xlink:href="https://forth-standard.org/standard/core/FIND" text:style-name="Internet_20_link" text:visited-style-name="Visited_20_Internet_20_Link">FIND</text:a> <text:s text:c="11"/><text:a xlink:type="simple" xlink:href="https://forth-standard.org/standard/core/WORD" text:style-name="Internet_20_link" text:visited-style-name="Visited_20_Internet_20_Link">WORD</text:a> <text:s text:c="11"/><text:a xlink:type="simple" xlink:href="https://forth-standard.org/standard/core/Dotq" text:style-name="Internet_20_link" text:visited-style-name="Visited_20_Internet_20_Link">."</text:a> <text:s text:c="13"/><text:a xlink:type="simple" xlink:href="https://forth-standard.org/standard/core/Sq" text:style-name="Internet_20_link" text:visited-style-name="Visited_20_Internet_20_Link">S"</text:a> <text:s text:c="13"/><text:a xlink:type="simple" xlink:href="https://forth-standard.org/standard/core/TYPE" text:style-name="Internet_20_link" text:visited-style-name="Visited_20_Internet_20_Link">TYPE</text:a> <text:s text:c="11"/><text:a xlink:type="simple" xlink:href="https://forth-standard.org/standard/core/SPACES" text:style-name="Internet_20_link" text:visited-style-name="Visited_20_Internet_20_Link">SPACES</text:a> <text:s text:c="9"/><text:a xlink:type="simple" xlink:href="https://forth-standard.org/standard/core/SPACE" text:style-name="Internet_20_link" text:visited-style-name="Visited_20_Internet_20_Link">SPACE</text:a> <text:s text:c="10"/><text:a xlink:type="simple" xlink:href="https://forth-standard.org/standard/core/CR" text:style-name="Internet_20_link" text:visited-style-name="Visited_20_Internet_20_Link">CR</text:a> <text:s text:c="13"/>NOECHO <text:s text:c="9"/>ECHO <text:s text:c="11"/><text:a xlink:type="simple" xlink:href="https://forth-standard.org/standard/core/EMIT" text:style-name="Internet_20_link" text:visited-style-name="Visited_20_Internet_20_Link">EMIT</text:a> <text:s text:c="11"/><text:a xlink:type="simple" xlink:href="https://forth-standard.org/standard/core/ACCEPT" text:style-name="Internet_20_link" text:visited-style-name="Visited_20_Internet_20_Link">ACCEPT</text:a> <text:s text:c="9"/><text:a xlink:type="simple" xlink:href="https://forth-standard.org/standard/core/KEY" text:style-name="Internet_20_link" text:visited-style-name="Visited_20_Internet_20_Link">KEY</text:a> <text:s text:c="12"/><text:a xlink:type="simple" xlink:href="https://forth-standard.org/standard/core/CComma" text:style-name="Internet_20_link" text:visited-style-name="Visited_20_Internet_20_Link">C,</text:a> <text:s text:c="13"/><text:a xlink:type="simple" xlink:href="https://forth-standard.org/standard/core/ALLOT" text:style-name="Internet_20_link" text:visited-style-name="Visited_20_Internet_20_Link">ALLOT</text:a> <text:s text:c="10"/><text:a xlink:type="simple" xlink:href="https://forth-standard.org/standard/core/HERE" text:style-name="Internet_20_link" text:visited-style-name="Visited_20_Internet_20_Link">HERE</text:a> <text:s text:c="11"/><text:a xlink:type="simple" xlink:href="https://forth-standard.org/standard/core/d" text:style-name="Internet_20_link" text:visited-style-name="Visited_20_Internet_20_Link">.</text:a> <text:s text:c="14"/><text:a xlink:type="simple" xlink:href="https://forth-standard.org/standard/double/Dd" text:style-name="Internet_20_link" text:visited-style-name="Visited_20_Internet_20_Link">D.</text:a> <text:s text:c="13"/><text:a xlink:type="simple" xlink:href="https://forth-standard.org/standard/core/Ud" text:style-name="Internet_20_link" text:visited-style-name="Visited_20_Internet_20_Link">U.</text:a> <text:s text:c="13"/></text:p>
      <text:p text:style-name="P116"><text:a xlink:type="simple" xlink:href="https://forth-standard.org/standard/core/SIGN" text:style-name="Internet_20_link" text:visited-style-name="Visited_20_Internet_20_Link">SIGN</text:a> <text:s text:c="11"/><text:a xlink:type="simple" xlink:href="https://forth-standard.org/standard/core/HOLD" text:style-name="Internet_20_link" text:visited-style-name="Visited_20_Internet_20_Link">HOLD</text:a> <text:s text:c="11"/><text:a xlink:type="simple" xlink:href="https://forth-standard.org/standard/core/num-end" text:style-name="Internet_20_link" text:visited-style-name="Visited_20_Internet_20_Link">#&gt;</text:a> <text:s text:c="13"/><text:a xlink:type="simple" xlink:href="https://forth-standard.org/standard/core/numS" text:style-name="Internet_20_link" text:visited-style-name="Visited_20_Internet_20_Link">#S</text:a> <text:s text:c="13"/><text:a xlink:type="simple" xlink:href="https://forth-standard.org/standard/core/num" text:style-name="Internet_20_link" text:visited-style-name="Visited_20_Internet_20_Link">#</text:a> <text:s text:c="14"/><text:a xlink:type="simple" xlink:href="https://forth-standard.org/standard/core/UMDivMOD" text:style-name="Internet_20_link" text:visited-style-name="Visited_20_Internet_20_Link">UM/MOD</text:a> <text:s text:c="9"/><text:a xlink:type="simple" xlink:href="https://forth-standard.org/standard/core/num-start" text:style-name="Internet_20_link" text:visited-style-name="Visited_20_Internet_20_Link">&lt;#</text:a> <text:s text:c="13"/><text:a xlink:type="simple" xlink:href="https://forth-standard.org/standard/core/BL" text:style-name="Internet_20_link" text:visited-style-name="Visited_20_Internet_20_Link">BL</text:a> <text:s text:c="13"/><text:a xlink:type="simple" xlink:href="https://forth-standard.org/standard/core/STATE" text:style-name="Internet_20_link" text:visited-style-name="Visited_20_Internet_20_Link">STATE</text:a> <text:s text:c="10"/><text:a xlink:type="simple" xlink:href="https://forth-standard.org/standard/core/BASE" text:style-name="Internet_20_link" text:visited-style-name="Visited_20_Internet_20_Link">BASE</text:a> <text:s text:c="11"/><text:span text:style-name="T82">C</text:span>IB <text:s text:c="12"/><text:a xlink:type="simple" xlink:href="https://forth-standard.org/standard/core/J" text:style-name="Internet_20_link" text:visited-style-name="Visited_20_Internet_20_Link">J</text:a> <text:s text:c="14"/><text:a xlink:type="simple" xlink:href="https://forth-standard.org/standard/core/I" text:style-name="Internet_20_link" text:visited-style-name="Visited_20_Internet_20_Link">I</text:a> <text:s text:c="14"/><text:a xlink:type="simple" xlink:href="https://forth-standard.org/standard/core/UNLOOP" text:style-name="Internet_20_link" text:visited-style-name="Visited_20_Internet_20_Link">UNLOOP</text:a> <text:s text:c="9"/><text:a xlink:type="simple" xlink:href="https://forth-standard.org/standard/core/Uless" text:style-name="Internet_20_link" text:visited-style-name="Visited_20_Internet_20_Link">U&lt;</text:a> <text:s text:c="13"/><text:a xlink:type="simple" xlink:href="https://forth-standard.org/standard/core/more" text:style-name="Internet_20_link" text:visited-style-name="Visited_20_Internet_20_Link">&gt;</text:a> <text:s text:c="14"/><text:a xlink:type="simple" xlink:href="https://forth-standard.org/standard/core/less" text:style-name="Internet_20_link" text:visited-style-name="Visited_20_Internet_20_Link">&lt;</text:a> <text:s text:c="14"/><text:a xlink:type="simple" xlink:href="https://forth-standard.org/standard/core/Equal" text:style-name="Internet_20_link" text:visited-style-name="Visited_20_Internet_20_Link">=</text:a> <text:s text:c="14"/><text:a xlink:type="simple" xlink:href="https://forth-standard.org/standard/core/Zeromore" text:style-name="Internet_20_link" text:visited-style-name="Visited_20_Internet_20_Link">0&gt;</text:a> <text:s text:c="13"/><text:a xlink:type="simple" xlink:href="https://forth-standard.org/standard/core/Zeroless" text:style-name="Internet_20_link" text:visited-style-name="Visited_20_Internet_20_Link">0&lt;</text:a> <text:s text:c="13"/><text:a xlink:type="simple" xlink:href="https://forth-standard.org/standard/core/ZeroEqual" text:style-name="Internet_20_link" text:visited-style-name="Visited_20_Internet_20_Link">0=</text:a> <text:s text:c="13"/><text:a xlink:type="simple" xlink:href="https://forth-standard.org/standard/double/DABS" text:style-name="Internet_20_link" text:visited-style-name="Visited_20_Internet_20_Link">DABS</text:a> <text:s text:c="11"/><text:a xlink:type="simple" xlink:href="https://forth-standard.org/standard/core/OneMinus" text:style-name="Internet_20_link" text:visited-style-name="Visited_20_Internet_20_Link">1-</text:a> <text:s text:c="13"/><text:a xlink:type="simple" xlink:href="https://forth-standard.org/standard/core/OnePlus" text:style-name="Internet_20_link" text:visited-style-name="Visited_20_Internet_20_Link">1+</text:a> <text:s text:c="13"/><text:a xlink:type="simple" xlink:href="https://forth-standard.org/standard/core/ABS" text:style-name="Internet_20_link" text:visited-style-name="Visited_20_Internet_20_Link">ABS</text:a> <text:s text:c="12"/><text:a xlink:type="simple" xlink:href="https://forth-standard.org/standard/core/NEGATE" text:style-name="Internet_20_link" text:visited-style-name="Visited_20_Internet_20_Link">NEGATE</text:a> <text:s text:c="9"/><text:a xlink:type="simple" xlink:href="https://forth-standard.org/standard/core/Minus" text:style-name="Internet_20_link" text:visited-style-name="Visited_20_Internet_20_Link">-</text:a> <text:s text:c="14"/><text:a xlink:type="simple" xlink:href="https://forth-standard.org/standard/core/Plus" text:style-name="Internet_20_link" text:visited-style-name="Visited_20_Internet_20_Link">+</text:a> <text:s text:c="14"/><text:a xlink:type="simple" xlink:href="https://forth-standard.org/standard/core/CStore" text:style-name="Internet_20_link" text:visited-style-name="Visited_20_Internet_20_Link">C!</text:a> <text:s text:c="13"/><text:a xlink:type="simple" xlink:href="https://forth-standard.org/standard/core/CFetch" text:style-name="Internet_20_link" text:visited-style-name="Visited_20_Internet_20_Link">C@</text:a> <text:s text:c="13"/><text:a xlink:type="simple" xlink:href="https://forth-standard.org/standard/core/Store" text:style-name="Internet_20_link" text:visited-style-name="Visited_20_Internet_20_Link">!</text:a> <text:s text:c="14"/><text:a xlink:type="simple" xlink:href="https://forth-standard.org/standard/core/Fetch" text:style-name="Internet_20_link" text:visited-style-name="Visited_20_Internet_20_Link">@</text:a> <text:s text:c="14"/><text:a xlink:type="simple" xlink:href="https://forth-standard.org/standard/core/DEPTH" text:style-name="Internet_20_link" text:visited-style-name="Visited_20_Internet_20_Link">DEPTH</text:a> <text:s text:c="10"/><text:a xlink:type="simple" xlink:href="https://forth-standard.org/standard/core/RFetch" text:style-name="Internet_20_link" text:visited-style-name="Visited_20_Internet_20_Link">R@</text:a> <text:s text:c="13"/><text:a xlink:type="simple" xlink:href="https://forth-standard.org/standard/core/Rfrom" text:style-name="Internet_20_link" text:visited-style-name="Visited_20_Internet_20_Link">R&gt;</text:a> <text:s text:c="13"/><text:a xlink:type="simple" xlink:href="https://forth-standard.org/standard/core/toR" text:style-name="Internet_20_link" text:visited-style-name="Visited_20_Internet_20_Link">&gt;R</text:a> <text:s text:c="13"/><text:a xlink:type="simple" xlink:href="https://forth-standard.org/standard/core/ROT" text:style-name="Internet_20_link" text:visited-style-name="Visited_20_Internet_20_Link">ROT</text:a> <text:s text:c="12"/><text:a xlink:type="simple" xlink:href="https://forth-standard.org/standard/core/OVER" text:style-name="Internet_20_link" text:visited-style-name="Visited_20_Internet_20_Link">OVER</text:a> <text:s text:c="11"/><text:a xlink:type="simple" xlink:href="https://forth-standard.org/standard/core/SWAP" text:style-name="Internet_20_link" text:visited-style-name="Visited_20_Internet_20_Link">SWAP</text:a> <text:s text:c="11"/><text:a xlink:type="simple" xlink:href="https://forth-standard.org/standard/core/NIP" text:style-name="Internet_20_link" text:visited-style-name="Visited_20_Internet_20_Link">NIP</text:a> <text:s text:c="12"/><text:a xlink:type="simple" xlink:href="https://forth-standard.org/standard/core/DROP" text:style-name="Internet_20_link" text:visited-style-name="Visited_20_Internet_20_Link">DROP</text:a> <text:s text:c="11"/><text:a xlink:type="simple" xlink:href="https://forth-standard.org/standard/core/qDUP" text:style-name="Internet_20_link" text:visited-style-name="Visited_20_Internet_20_Link">?DUP</text:a> <text:s text:c="11"/><text:a xlink:type="simple" xlink:href="https://forth-standard.org/standard/core/DUP" text:style-name="Internet_20_link" text:visited-style-name="Visited_20_Internet_20_Link">DUP</text:a> <text:s text:c="12"/>LIT <text:s text:c="12"/><text:a xlink:type="simple" xlink:href="https://forth-standard.org/standard/core/EXIT" text:style-name="Internet_20_link" text:visited-style-name="Visited_20_Internet_20_Link">EXIT</text:a></text:p>
      <text:p text:style-name="P113"/>
      <text:p text:style-name="P1"/>
      <text:p text:style-name="P7">COLD <text:s text:c="11"/>Software reset</text:p>
      <text:p text:style-name="P7">WARM <text:s text:c="11"/><text:span text:style-name="T85">primary </text:span>DEFERed word, performs a hot start</text:p>
      <text:p text:style-name="P7">WIPE <text:s text:c="11"/>resets the program memory to its original state.</text:p>
      <text:p text:style-name="P7">RST_HERE <text:s text:c="7"/>defines the bound<text:span text:style-name="T22">ary</text:span> of the program memory protected against COLD or hardware reset.</text:p>
      <text:p text:style-name="P7">PWR_HERE <text:s text:c="7"/>defines the bound<text:span text:style-name="T22">ary</text:span> of the program memory protected against ON/OFF and against any error occurring.</text:p>
      <text:p text:style-name="P7">RST_STATE <text:s text:c="6"/>remove all words defined after RST_HERE</text:p>
      <text:p text:style-name="P7">PWR_STATE <text:s text:c="6"/>remove all words defined after PWR_HERE</text:p>
      <text:p text:style-name="P6">NOECHO <text:s text:c="9"/>stop display on output </text:p>
      <text:p text:style-name="P6">ECHO <text:s text:c="11"/>start display on output</text:p>
      <text:p text:style-name="P6"><text:span text:style-name="T63">C</text:span>IB <text:s/><text:tab/><text:span text:style-name="T83">leave </text:span>addr of <text:span text:style-name="T63">Current I</text:span>nput <text:span text:style-name="T63">B</text:span>uffer</text:p>
      <text:p text:style-name="P6">LIT <text:s text:c="12"/>execution part of LITERAL</text:p>
      <text:p text:style-name="P110"/>
      <text:p text:style-name="P110"/>
      <text:p text:style-name="P101">ASSEMBLER vocabulary</text:p>
      <text:p text:style-name="P52"/>
      <text:p text:style-name="P116">?GOTO <text:s text:c="10"/>GOTO <text:s text:c="11"/>FW3 <text:s text:c="12"/>FW2 <text:s text:c="12"/>FW1 <text:s text:c="12"/>BW3 <text:s text:c="12"/>BW2 <text:s text:c="12"/>BW1 <text:s text:c="9"/></text:p>
      <text:p text:style-name="P116">?JMP <text:s text:c="11"/>JMP <text:s text:c="12"/>REPEAT <text:s text:c="9"/>WHILE <text:s text:c="10"/>AGAIN <text:s text:c="10"/>UNTIL <text:s text:c="10"/>ELSE <text:s text:c="11"/>THEN <text:s text:c="8"/></text:p>
      <text:p text:style-name="P116">IF <text:s text:c="13"/>0= <text:s text:c="13"/>0&lt;&gt; <text:s text:c="12"/>U&gt;= <text:s text:c="12"/>U&lt; <text:s text:c="13"/>0&lt; <text:s text:c="13"/>0&gt;= <text:s text:c="12"/>S&lt; <text:s text:c="10"/></text:p>
      <text:p text:style-name="P116">S&gt;= <text:s text:c="12"/><text:a xlink:type="simple" xlink:href="http://www.ti.com/lit/ug/slau272d/slau272d.pdf#page=218" text:style-name="Internet_20_link" text:visited-style-name="Visited_20_Internet_20_Link">RRUM</text:a> <text:s text:c="11"/><text:a xlink:type="simple" xlink:href="http://www.ti.com/lit/ug/slau272d/slau272d.pdf#page=208" text:style-name="Internet_20_link" text:visited-style-name="Visited_20_Internet_20_Link">RLAM</text:a> <text:s text:c="11"/><text:a xlink:type="simple" xlink:href="http://www.ti.com/lit/ug/slau272d/slau272d.pdf#page=211" text:style-name="Internet_20_link" text:visited-style-name="Visited_20_Internet_20_Link">RRAM</text:a> <text:s text:c="11"/><text:a xlink:type="simple" xlink:href="http://www.ti.com/lit/ug/slau272d/slau272d.pdf#page=214" text:style-name="Internet_20_link" text:visited-style-name="Visited_20_Internet_20_Link">RRCM</text:a> <text:s text:c="11"/><text:a xlink:type="simple" xlink:href="http://www.ti.com/lit/ug/slau272d/slau272d.pdf#page=204" text:style-name="Internet_20_link" text:visited-style-name="Visited_20_Internet_20_Link">POPM</text:a> <text:s text:c="11"/><text:a xlink:type="simple" xlink:href="http://www.ti.com/lit/ug/slau272d/slau272d.pdf#page=205" text:style-name="Internet_20_link" text:visited-style-name="Visited_20_Internet_20_Link">PUSHM</text:a> <text:s text:c="10"/><text:a xlink:type="simple" xlink:href="http://www.ti.com/lit/ug/slau272d/slau272d.pdf#page=142" text:style-name="Internet_20_link" text:visited-style-name="Visited_20_Internet_20_Link">CALL</text:a> <text:s text:c="8"/></text:p>
      <text:p text:style-name="P116"><text:a xlink:type="simple" xlink:href="http://www.ti.com/lit/ug/slau272d/slau272d.pdf#page=168" text:style-name="Internet_20_link" text:visited-style-name="Visited_20_Internet_20_Link">PUSH.B</text:a> <text:s text:c="9"/><text:a xlink:type="simple" xlink:href="http://www.ti.com/lit/ug/slau272d/slau272d.pdf#page=168" text:style-name="Internet_20_link" text:visited-style-name="Visited_20_Internet_20_Link">PUSH</text:a> <text:s text:c="11"/><text:a xlink:type="simple" xlink:href="http://www.ti.com/lit/ug/slau272d/slau272d.pdf#page=182" text:style-name="Internet_20_link" text:visited-style-name="Visited_20_Internet_20_Link">SXT</text:a> <text:s text:c="12"/><text:a xlink:type="simple" xlink:href="http://www.ti.com/lit/ug/slau272d/slau272d.pdf#page=173" text:style-name="Internet_20_link" text:visited-style-name="Visited_20_Internet_20_Link">RRA.B</text:a> <text:s text:c="10"/><text:a xlink:type="simple" xlink:href="http://www.ti.com/lit/ug/slau272d/slau272d.pdf#page=173" text:style-name="Internet_20_link" text:visited-style-name="Visited_20_Internet_20_Link">RRA</text:a> <text:s text:c="12"/><text:a xlink:type="simple" xlink:href="http://www.ti.com/lit/ug/slau272d/slau272d.pdf#page=181" text:style-name="Internet_20_link" text:visited-style-name="Visited_20_Internet_20_Link">SWPB</text:a> <text:s text:c="11"/><text:a xlink:type="simple" xlink:href="http://www.ti.com/lit/ug/slau272d/slau272d.pdf#page=174" text:style-name="Internet_20_link" text:visited-style-name="Visited_20_Internet_20_Link">RRC.B</text:a> <text:s text:c="10"/><text:a xlink:type="simple" xlink:href="http://www.ti.com/lit/ug/slau272d/slau272d.pdf#page=174" text:style-name="Internet_20_link" text:visited-style-name="Visited_20_Internet_20_Link">RRC</text:a> <text:s text:c="9"/></text:p>
      <text:p text:style-name="P116"><text:a xlink:type="simple" xlink:href="http://www.ti.com/lit/ug/slau272d/slau272d.pdf#page=137" text:style-name="Internet_20_link" text:visited-style-name="Visited_20_Internet_20_Link">AND.B</text:a> <text:s text:c="10"/><text:a xlink:type="simple" xlink:href="http://www.ti.com/lit/ug/slau272d/slau272d.pdf#page=137" text:style-name="Internet_20_link" text:visited-style-name="Visited_20_Internet_20_Link">AND</text:a> <text:s text:c="12"/><text:a xlink:type="simple" xlink:href="http://www.ti.com/lit/ug/slau272d/slau272d.pdf#page=184" text:style-name="Internet_20_link" text:visited-style-name="Visited_20_Internet_20_Link">XOR.B</text:a> <text:s text:c="10"/><text:a xlink:type="simple" xlink:href="http://www.ti.com/lit/ug/slau272d/slau272d.pdf#page=184" text:style-name="Internet_20_link" text:visited-style-name="Visited_20_Internet_20_Link">XOR</text:a> <text:s text:c="12"/><text:a xlink:type="simple" xlink:href="http://www.ti.com/lit/ug/slau272d/slau272d.pdf#page=139" text:style-name="Internet_20_link" text:visited-style-name="Visited_20_Internet_20_Link">BIS.B</text:a> <text:s text:c="10"/><text:a xlink:type="simple" xlink:href="http://www.ti.com/lit/ug/slau272d/slau272d.pdf#page=139" text:style-name="Internet_20_link" text:visited-style-name="Visited_20_Internet_20_Link">BIS</text:a> <text:s text:c="12"/><text:a xlink:type="simple" xlink:href="http://www.ti.com/lit/ug/slau272d/slau272d.pdf#page=138" text:style-name="Internet_20_link" text:visited-style-name="Visited_20_Internet_20_Link">BIC.B</text:a> <text:s text:c="10"/><text:a xlink:type="simple" xlink:href="http://www.ti.com/lit/ug/slau272d/slau272d.pdf#page=138" text:style-name="Internet_20_link" text:visited-style-name="Visited_20_Internet_20_Link">BIC</text:a> <text:s text:c="9"/></text:p>
      <text:p text:style-name="P116"><text:a xlink:type="simple" xlink:href="http://www.ti.com/lit/ug/slau272d/slau272d.pdf#page=140" text:style-name="Internet_20_link" text:visited-style-name="Visited_20_Internet_20_Link">BIT.B</text:a> <text:s text:c="10"/><text:a xlink:type="simple" xlink:href="http://www.ti.com/lit/ug/slau272d/slau272d.pdf#page=140" text:style-name="Internet_20_link" text:visited-style-name="Visited_20_Internet_20_Link">BIT</text:a> <text:s text:c="12"/><text:a xlink:type="simple" xlink:href="http://www.ti.com/lit/ug/slau272d/slau272d.pdf#page=149" text:style-name="Internet_20_link" text:visited-style-name="Visited_20_Internet_20_Link">DADD.B</text:a> <text:s text:c="9"/><text:a xlink:type="simple" xlink:href="http://www.ti.com/lit/ug/slau272d/slau272d.pdf#page=149" text:style-name="Internet_20_link" text:visited-style-name="Visited_20_Internet_20_Link">DADD</text:a> <text:s text:c="11"/><text:a xlink:type="simple" xlink:href="http://www.ti.com/lit/ug/slau272d/slau272d.pdf#page=147" text:style-name="Internet_20_link" text:visited-style-name="Visited_20_Internet_20_Link">CMP.B</text:a> <text:s text:c="10"/><text:a xlink:type="simple" xlink:href="http://www.ti.com/lit/ug/slau272d/slau272d.pdf#page=147" text:style-name="Internet_20_link" text:visited-style-name="Visited_20_Internet_20_Link">CMP</text:a> <text:s text:c="12"/><text:a xlink:type="simple" xlink:href="http://www.ti.com/lit/ug/slau272d/slau272d.pdf#page=179" text:style-name="Internet_20_link" text:visited-style-name="Visited_20_Internet_20_Link">SUB.B</text:a> <text:s text:c="10"/><text:a xlink:type="simple" xlink:href="http://www.ti.com/lit/ug/slau272d/slau272d.pdf#page=179" text:style-name="Internet_20_link" text:visited-style-name="Visited_20_Internet_20_Link">SUB</text:a> <text:s text:c="9"/></text:p>
      <text:p text:style-name="P116"><text:a xlink:type="simple" xlink:href="http://www.ti.com/lit/ug/slau272d/slau272d.pdf#page=180" text:style-name="Internet_20_link" text:visited-style-name="Visited_20_Internet_20_Link">SUBC.B</text:a> <text:s text:c="9"/><text:a xlink:type="simple" xlink:href="http://www.ti.com/lit/ug/slau272d/slau272d.pdf#page=180" text:style-name="Internet_20_link" text:visited-style-name="Visited_20_Internet_20_Link">SUBC</text:a> <text:s text:c="11"/><text:a xlink:type="simple" xlink:href="http://www.ti.com/lit/ug/slau272d/slau272d.pdf#page=136" text:style-name="Internet_20_link" text:visited-style-name="Visited_20_Internet_20_Link">ADDC.B</text:a> <text:s text:c="9"/><text:a xlink:type="simple" xlink:href="http://www.ti.com/lit/ug/slau272d/slau272d.pdf#page=136" text:style-name="Internet_20_link" text:visited-style-name="Visited_20_Internet_20_Link">ADDC</text:a> <text:s text:c="11"/><text:a xlink:type="simple" xlink:href="http://www.ti.com/lit/ug/slau272d/slau272d.pdf#page=135" text:style-name="Internet_20_link" text:visited-style-name="Visited_20_Internet_20_Link">ADD.B</text:a> <text:s text:c="10"/><text:a xlink:type="simple" xlink:href="http://www.ti.com/lit/ug/slau272d/slau272d.pdf#page=135" text:style-name="Internet_20_link" text:visited-style-name="Visited_20_Internet_20_Link">ADD</text:a> <text:s text:c="12"/><text:a xlink:type="simple" xlink:href="http://www.ti.com/lit/ug/slau272d/slau272d.pdf#page=165" text:style-name="Internet_20_link" text:visited-style-name="Visited_20_Internet_20_Link">MOV.B</text:a> <text:s text:c="10"/><text:a xlink:type="simple" xlink:href="http://www.ti.com/lit/ug/slau272d/slau272d.pdf#page=165" text:style-name="Internet_20_link" text:visited-style-name="Visited_20_Internet_20_Link">MOV</text:a> <text:s text:c="9"/></text:p>
      <text:p text:style-name="P116"><text:a xlink:type="simple" xlink:href="http://www.ti.com/lit/ug/slau272d/slau272d.pdf#page=170" text:style-name="Internet_20_link" text:visited-style-name="Visited_20_Internet_20_Link">RETI</text:a> <text:s text:c="11"/>LO2HI <text:s text:c="10"/>COLON <text:s text:c="10"/>ENDASM <text:s text:c="9"/>ENDCODE <text:s text:c="8"/>SLEEP</text:p>
      <text:p text:style-name="P116"/>
      <text:p text:style-name="P118"><text:span text:style-name="T84">ASM <text:s text:c="12"/></text:span><text:a xlink:type="simple" xlink:href="https://forth-standard.org/standard/tools/CODE" text:style-name="Internet_20_link" text:visited-style-name="Visited_20_Internet_20_Link"><text:span text:style-name="T84">CODE</text:span></text:a><text:span text:style-name="T84"> <text:s text:c="11"/>HI2LO<text:tab/> <text:s text:c="4"/>&lt;-- added to FORTH vocabulary<text:tab/></text:span></text:p>
      <text:p text:style-name="P121"><text:s text:c="11"/></text:p>
      <text:p text:style-name="P118"/>
      <text:p text:style-name="P115">ASM &lt;word&gt; <text:s text:c="5"/>creates an assembler word as CODE but which is not interpretable by FORTH (because use of CALL ... RET).</text:p>
      <text:p text:style-name="P115"><text:s text:c="16"/>this defined &lt;word&gt; must be ended with ENDASM.</text:p>
      <text:p text:style-name="P122"/>
      <text:p text:style-name="P122">CODE &lt;word&gt; <text:s/><text:tab/><text:span text:style-name="T85">creates a FORTH words,ready to be writtent in assembly</text:span>.</text:p>
      <text:p text:style-name="P122"><text:s/><text:tab/><text:span text:style-name="T85">This word must be terminated with </text:span>ENDCODE <text:span text:style-name="T85">unless using COLON or LO2HI.</text:span></text:p>
      <text:p text:style-name="P122"/>
      <text:p text:style-name="P115">HI2LO <text:s text:c="10"/>used to switch from a high level (FORTH) to low level (assembler) modes.</text:p>
      <text:p text:style-name="P119"><text:span text:style-name="T4"/></text:p>
      <text:p text:style-name="P119">?GOTO <text:s text:c="10"/>used after a conditionnal (0=,0&lt;&gt;,U&gt;=,U&lt;,0&lt;,S&lt;,S&gt;=) to branch to a label FWx or BWx</text:p>
      <text:p text:style-name="P8">GOTO <text:s text:c="11"/>used as unconditionnal branch to a label FWx or BWx</text:p>
      <text:p text:style-name="P8"/>
      <text:p text:style-name="P8">FW3 <text:s text:c="12"/>FORWARD branch destination n°3</text:p>
      <text:p text:style-name="P8">FW2 <text:s text:c="12"/>FORWARD branch destination n°2</text:p>
      <text:p text:style-name="P8">FW1 <text:s text:c="12"/>FORWARD branch destination n°1</text:p>
      <text:p text:style-name="P8"/>
      <text:p text:style-name="P8">BW3 <text:s text:c="12"/>BACKWARD branch destination n°3</text:p>
      <text:p text:style-name="P8">BW2 <text:s text:c="12"/>BACKWARD branch destination n°2</text:p>
      <text:p text:style-name="P8">BW1 <text:s text:c="12"/>BACKWARD branch destination n°1</text:p>
      <text:p text:style-name="P8"/>
      <text:p text:style-name="P8">?JMP <text:s text:c="11"/>used after a conditionnal (0=,0&lt;&gt;,U&gt;=,U&lt;,0&lt;,S&lt;,S&gt;=) to jump to a defined word</text:p>
      <text:p text:style-name="P8">JMP <text:s text:c="12"/>unconditionnal jump to a defined word</text:p>
      <text:p text:style-name="P8"/>
      <text:p text:style-name="P8">REPEAT <text:s text:c="9"/>assembler version of the FORTH word REPEAT <text:span text:style-name="T22">(unconditionnal branch)</text:span></text:p>
      <text:p text:style-name="P8">WHILE <text:s text:c="10"/>assembler version of the FORTH word WHILE <text:s/><text:span text:style-name="T22">(conditionnal branch preceded by </text:span>0=,0&lt;&gt;,U&gt;=,U&lt;,<text:span text:style-name="T22">0&gt;=</text:span>,S&lt;,S&gt;=<text:span text:style-name="T22">)</text:span></text:p>
      <text:p text:style-name="P8">AGAIN <text:s text:c="10"/>assembler version of the FORTH word AGAIN <text:s/><text:span text:style-name="T22">(unconditionnal branch)</text:span></text:p>
      <text:p text:style-name="P8">UNTIL <text:s text:c="10"/>assembler version of the FORTH word UNTIL <text:s/><text:span text:style-name="T22">(conditionnal branch preceded by </text:span>0=,0&lt;&gt;,U&gt;=,U&lt;,<text:span text:style-name="T22">0&gt;=</text:span>,S&lt;,S&gt;=<text:span text:style-name="T22">)</text:span></text:p>
      <text:p text:style-name="P8">ELSE <text:s text:c="11"/>assembler version of the FORTH word ELSE <text:s text:c="2"/><text:span text:style-name="T22">(unconditionnal branch)</text:span></text:p>
      <text:p text:style-name="P8">THEN <text:s text:c="11"/>assembler version of the FORTH word THEN <text:s text:c="2"/><text:span text:style-name="T22">ends IF or IF ELSE statements</text:span></text:p>
      <text:p text:style-name="P8">IF <text:s text:c="13"/>assembler version of the FORTH word IF <text:s text:c="4"/><text:span text:style-name="T22">(conditionnal branch preceded by </text:span>0=,0&lt;&gt;,U&gt;=,U&lt;,<text:span text:style-name="T22">0&gt;=</text:span>,S&lt;,S&gt;=<text:span text:style-name="T22">)</text:span></text:p>
      <text:p text:style-name="P8"/>
      <text:p text:style-name="P8">LO2HI <text:s text:c="10"/>switches between low level and high level interpretation mode (counterpart of HI2LO), without saving IP.</text:p>
      <text:p text:style-name="P8">COLON <text:s text:c="10"/>pushes IP then performs LO2HI, used as: CODE &lt;word&gt; ... assembl<text:span text:style-name="T54">y</text:span> <text:span text:style-name="T54">code</text:span> ... COLON ... FORTH words ... ;</text:p>
      <text:p text:style-name="P8">ENDASM <text:s text:c="9"/>to end an ASM definition</text:p>
      <text:p text:style-name="P8">ENDCODE <text:s text:c="8"/>to end a CODE definition</text:p>
      <text:p text:style-name="P120">SLEEP <text:s text:c="10"/>DEFERed word, initia<text:span text:style-name="T55">l</text:span>ly executes the default <text:span text:style-name="T6">background task, It</text:span> enables <text:span text:style-name="T6">you </text:span>to create <text:span text:style-name="T6">your own</text:span> <text:tab/>background task.</text:p>
      <text:p text:style-name="P8"/>
      <text:p text:style-name="P105"><text:span text:style-name="T2">To better understand the use of the assembler I refer you to</text:span><text:span text:style-name="T3"> \MSP430-FORTH\ANS_COMP.f.</text:span></text:p>
      <text:p text:style-name="P4"/>
      <text:p text:style-name="P128">Here are adds-on to be compiled</text:p>
      <text:p text:style-name="P104"/>
      <text:p text:style-name="P98">CONDCOMP</text:p>
      <text:p text:style-name="P1"/>
      <text:p text:style-name="P1"><text:a xlink:type="simple" xlink:href="https://forth-standard.org/standard/tools/BracketDEFINED" text:style-name="Internet_20_link" text:visited-style-name="Visited_20_Internet_20_Link">[DEFINED]</text:a> <text:s text:c="6"/><text:a xlink:type="simple" xlink:href="https://forth-standard.org/standard/tools/BracketUNDEFINED" text:style-name="Internet_20_link" text:visited-style-name="Visited_20_Internet_20_Link">[UNDEFINED]</text:a> <text:s text:c="4"/><text:a xlink:type="simple" xlink:href="https://forth-standard.org/standard/tools/BracketIF" text:style-name="Internet_20_link" text:visited-style-name="Visited_20_Internet_20_Link">[IF]</text:a> <text:s text:c="11"/><text:a xlink:type="simple" xlink:href="https://forth-standard.org/standard/tools/BracketELSE" text:style-name="Internet_20_link" text:visited-style-name="Visited_20_Internet_20_Link">[ELSE]</text:a> <text:s text:c="9"/><text:a xlink:type="simple" xlink:href="https://forth-standard.org/standard/tools/BracketTHEN" text:style-name="Internet_20_link" text:visited-style-name="Visited_20_Internet_20_Link">[THEN]</text:a> <text:s text:c="9"/><text:a xlink:type="simple" xlink:href="https://forth-standard.org/standard/string/COMPARE" text:style-name="Internet_20_link" text:visited-style-name="Visited_20_Internet_20_Link">COMPARE</text:a> <text:s text:c="8"/><text:a xlink:type="simple" xlink:href="https://forth-standard.org/standard/core/MARKER" text:style-name="Internet_20_link" text:visited-style-name="Visited_20_Internet_20_Link">MARKER</text:a> <text:s text:c="7"/></text:p>
      <text:p text:style-name="P1"/>
      <text:p text:style-name="P1"/>
      <text:p text:style-name="P98">VOCABULAR<text:span text:style-name="T60">Y</text:span></text:p>
      <text:p text:style-name="P1"/>
      <text:p text:style-name="P1"><text:a xlink:type="simple" xlink:href="https://forth-standard.org/standard/search/DEFINITIONS" text:style-name="Internet_20_link" text:visited-style-name="Visited_20_Internet_20_Link">DEFINITIONS</text:a> <text:s text:c="4"/><text:a xlink:type="simple" xlink:href="https://forth-standard.org/standard/search/ONLY" text:style-name="Internet_20_link" text:visited-style-name="Visited_20_Internet_20_Link">ONLY</text:a> <text:s text:c="11"/><text:a xlink:type="simple" xlink:href="https://forth-standard.org/standard/search/PREVIOUS" text:style-name="Internet_20_link" text:visited-style-name="Visited_20_Internet_20_Link">PREVIOUS</text:a> <text:s text:c="7"/><text:a xlink:type="simple" xlink:href="https://forth-standard.org/standard/search/ALSO" text:style-name="Internet_20_link" text:visited-style-name="Visited_20_Internet_20_Link">ALSO</text:a> <text:s text:c="11"/>ASSEMBLER <text:s text:c="6"/>FORTH <text:s text:c="10"/>VOCABULARY</text:p>
      <text:p text:style-name="P1"/>
      <text:p text:style-name="P60">FORTH<text:tab/><text:tab/><text:span text:style-name="T62">replace first</text:span> words set <text:span text:style-name="T62">in CONTEXT by the words set </text:span>FORTH</text:p>
      <text:p text:style-name="P60">ASSEMBLER<text:tab/><text:span text:style-name="T62">replace first</text:span> words set <text:span text:style-name="T62">in CONTEXT by the words set </text:span>ASSEMBLER</text:p>
      <text:p text:style-name="P60">VOCABULARY<text:tab/>VOCABULARY TRUC creates a new words set called TRUC</text:p>
      <text:p text:style-name="P3"/>
      <text:p text:style-name="P57"/>
      <text:p text:style-name="P98">SD_CARD_LOADER</text:p>
      <text:p text:style-name="P1"/>
      <text:p text:style-name="P117">LOAD" <text:s text:c="10"/>CIB</text:p>
      <text:p text:style-name="P117"/>
      <text:p text:style-name="P117"/>
      <text:p text:style-name="P3">LOAD" <text:s text:c="9"/><text:span text:style-name="T23"><text:s/>LOAD" SD_TEST.4TH" loads file SD_TEST.4TH to FASTFORTH.</text:span></text:p>
      <text:p text:style-name="P123">CIB<text:tab/><text:span text:style-name="T86">leave on stack address of CIB</text:span> <text:span text:style-name="T86">(</text:span>Current Input Terminal<text:span text:style-name="T86">)</text:span>, <text:span text:style-name="T86">by default:</text:span> TIB. <text:s text:c="2"/></text:p>
      <text:p text:style-name="P111"/>
      <text:p text:style-name="P127">BOOTLOADER</text:p>
      <text:p text:style-name="P124"/>
      <text:p text:style-name="P124">BOOT</text:p>
      <text:p text:style-name="P124"/>
      <text:p text:style-name="P124">QUIT becomes a <text:span text:style-name="T87">primary </text:span>DEFERed word</text:p>
      <text:p text:style-name="P124"/>
      <text:p text:style-name="P126">BOOT<text:tab/><text:span text:style-name="T88">the input</text:span>: ' BOOT IS QUIT <text:s text:c="3"/><text:span text:style-name="T88">allow downloading </text:span>BOOT.4th <text:span text:style-name="T88">from SD CARD during the process RESET.</text:span></text:p>
      <text:p text:style-name="P126"><text:tab/><text:span text:style-name="T89">to</text:span> <text:span text:style-name="T88">cancel the </text:span>bootstrap: ' QUIT &gt;BODY IS QUIT</text:p>
      <text:p text:style-name="P124"/>
      <text:p text:style-name="P124"/>
      <text:p text:style-name="P124"/>
      <text:p text:style-name="P98">SD_CARD_READ_WRITE</text:p>
      <text:p text:style-name="P1"/>
      <text:p text:style-name="P1">TERM2SD" <text:s text:c="7"/>SD_EMIT <text:s text:c="8"/>WRITE <text:s text:c="10"/>READ <text:s text:c="11"/>CLOSE <text:s text:c="10"/>DEL" <text:s text:c="11"/>WRITE" <text:s text:c="9"/>READ"</text:p>
      <text:p text:style-name="P1"/>
      <text:p text:style-name="P3">TERM2SD" <text:s text:c="7"/><text:span text:style-name="T23">TERM2SD" SD_TEST.4TH" copy input file to SD_CARD (use CopySourceFileToTarget_SD_Card.bat to do)</text:span></text:p>
      <text:p text:style-name="P3">SD_EMIT <text:s text:c="8"/><text:span text:style-name="T24">sends output stream at the end of last opened as write file.</text:span></text:p>
      <text:p text:style-name="P3">WRITE <text:s text:c="10"/><text:span text:style-name="T23">write sequentially BUFFER content to a sector</text:span></text:p>
      <text:p text:style-name="P3">READ <text:s text:c="11"/><text:span text:style-name="T23">read sequentially a sector to BUFFER</text:span></text:p>
      <text:p text:style-name="P3">CLOSE <text:s text:c="10"/><text:span text:style-name="T23">close last opened file.</text:span></text:p>
      <text:p text:style-name="P3">DEL" <text:s text:c="11"/><text:span text:style-name="T23">DEL" SD_TEST.4TH" remove this file from SD_CARD.</text:span></text:p>
      <text:p text:style-name="P3">WRITE" <text:s text:c="9"/><text:span text:style-name="T23">WRITE" TRUC" open or create TRUC file ready to write to the end of this file</text:span></text:p>
      <text:p text:style-name="P3">READ" <text:s text:c="10"/><text:span text:style-name="T23">READ" TRUC" open TRUC and load its first sector in BUFFER</text:span></text:p>
      <text:p text:style-name="P3"/>
      <text:p text:style-name="P49">see SD_TES<text:span text:style-name="T25">T</text:span>.f</text:p>
      <text:p text:style-name="P59"/>
      <text:p text:style-name="P59"/>
      <text:p text:style-name="P103">Below, adds-on that can be compiled in kernel or loaded later</text:p>
      <text:p text:style-name="P104"/>
      <text:p text:style-name="P102">FIXPOINT</text:p>
      <text:p text:style-name="P100"/>
      <text:p text:style-name="P58">2CONSTANT <text:s text:c="6"/>D&gt;F <text:s text:c="12"/>S&gt;F <text:s text:c="12"/>F. <text:s text:c="13"/>F* <text:s text:c="13"/>F#S <text:s text:c="12"/>F/ <text:s text:c="13"/>F- <text:s text:c="13"/>F+ <text:s text:c="13"/>HOLDS <text:s text:c="10"/>{FIXPOINT}</text:p>
      <text:p text:style-name="P58"/>
      <text:p text:style-name="P100">ANS_COMPLEMENT</text:p>
      <text:p text:style-name="P1"/>
      <text:p text:style-name="P3"><text:a xlink:type="simple" xlink:href="https://forth-standard.org/standard/core/PAD" text:style-name="Internet_20_link" text:visited-style-name="Visited_20_Internet_20_Link"><text:span text:style-name="T81">PAD</text:span></text:a><text:span text:style-name="T81"><text:tab/> <text:s text:c="7"/></text:span><text:a xlink:type="simple" xlink:href="https://forth-standard.org/standard/core/toIN" text:style-name="Internet_20_link" text:visited-style-name="Visited_20_Internet_20_Link">&gt;IN</text:a> <text:s text:c="12"/><text:a xlink:type="simple" xlink:href="https://forth-standard.org/standard/core/SOURCE" text:style-name="Internet_20_link" text:visited-style-name="Visited_20_Internet_20_Link">SOURCE</text:a> <text:s text:c="9"/><text:a xlink:type="simple" xlink:href="https://forth-standard.org/standard/core/Dotp" text:style-name="Internet_20_link" text:visited-style-name="Visited_20_Internet_20_Link">.(</text:a> <text:s text:c="13"/><text:a xlink:type="simple" xlink:href="https://forth-standard.org/standard/core/p" text:style-name="Internet_20_link" text:visited-style-name="Visited_20_Internet_20_Link">(</text:a> <text:s text:c="14"/><text:a xlink:type="simple" xlink:href="https://forth-standard.org/standard/core/DECIMAL" text:style-name="Internet_20_link" text:visited-style-name="Visited_20_Internet_20_Link">DECIMAL</text:a> <text:s text:c="8"/><text:a xlink:type="simple" xlink:href="https://forth-standard.org/standard/core/HEX" text:style-name="Internet_20_link" text:visited-style-name="Visited_20_Internet_20_Link">HEX</text:a> <text:s text:c="12"/><text:a xlink:type="simple" xlink:href="https://forth-standard.org/standard/core/FILL" text:style-name="Internet_20_link" text:visited-style-name="Visited_20_Internet_20_Link">FILL</text:a> <text:s text:c="11"/><text:a xlink:type="simple" xlink:href="https://forth-standard.org/standard/core/BracketCHAR" text:style-name="Internet_20_link" text:visited-style-name="Visited_20_Internet_20_Link">[CHAR]</text:a> <text:s text:c="9"/><text:a xlink:type="simple" xlink:href="https://forth-standard.org/standard/core/CHAR" text:style-name="Internet_20_link" text:visited-style-name="Visited_20_Internet_20_Link">CHAR</text:a> <text:s text:c="11"/><text:a xlink:type="simple" xlink:href="https://forth-standard.org/standard/core/PlusStore" text:style-name="Internet_20_link" text:visited-style-name="Visited_20_Internet_20_Link">+!</text:a> <text:s text:c="13"/><text:a xlink:type="simple" xlink:href="https://forth-standard.org/standard/core/TwoDiv" text:style-name="Internet_20_link" text:visited-style-name="Visited_20_Internet_20_Link">2/</text:a> <text:s text:c="13"/><text:a xlink:type="simple" xlink:href="https://forth-standard.org/standard/core/TwoTimes" text:style-name="Internet_20_link" text:visited-style-name="Visited_20_Internet_20_Link">2*</text:a> <text:s text:c="13"/><text:a xlink:type="simple" xlink:href="https://forth-standard.org/standard/core/MIN" text:style-name="Internet_20_link" text:visited-style-name="Visited_20_Internet_20_Link">MIN</text:a> <text:s text:c="12"/><text:a xlink:type="simple" xlink:href="https://forth-standard.org/standard/core/MAX" text:style-name="Internet_20_link" text:visited-style-name="Visited_20_Internet_20_Link">MAX</text:a> <text:s text:c="12"/><text:a xlink:type="simple" xlink:href="https://forth-standard.org/standard/core/RSHIFT" text:style-name="Internet_20_link" text:visited-style-name="Visited_20_Internet_20_Link">RSHIFT</text:a> <text:s text:c="9"/><text:a xlink:type="simple" xlink:href="https://forth-standard.org/standard/core/LSHIFT" text:style-name="Internet_20_link" text:visited-style-name="Visited_20_Internet_20_Link">LSHIFT</text:a> <text:s text:c="9"/><text:a xlink:type="simple" xlink:href="https://forth-standard.org/standard/core/INVERT" text:style-name="Internet_20_link" text:visited-style-name="Visited_20_Internet_20_Link">INVERT</text:a> <text:s text:c="9"/><text:a xlink:type="simple" xlink:href="https://forth-standard.org/standard/core/TwoOVER" text:style-name="Internet_20_link" text:visited-style-name="Visited_20_Internet_20_Link">2OVER</text:a> <text:s text:c="10"/><text:a xlink:type="simple" xlink:href="https://forth-standard.org/standard/core/TwoSWAP" text:style-name="Internet_20_link" text:visited-style-name="Visited_20_Internet_20_Link">2SWAP</text:a> <text:s text:c="10"/><text:a xlink:type="simple" xlink:href="https://forth-standard.org/standard/core/TwoDROP" text:style-name="Internet_20_link" text:visited-style-name="Visited_20_Internet_20_Link">2DROP</text:a> <text:s text:c="10"/><text:a xlink:type="simple" xlink:href="https://forth-standard.org/standard/core/TwoDUP" text:style-name="Internet_20_link" text:visited-style-name="Visited_20_Internet_20_Link">2DUP</text:a> <text:s text:c="11"/><text:a xlink:type="simple" xlink:href="https://forth-standard.org/standard/core/TwoStore" text:style-name="Internet_20_link" text:visited-style-name="Visited_20_Internet_20_Link">2!</text:a> <text:s text:c="13"/><text:a xlink:type="simple" xlink:href="https://forth-standard.org/standard/core/TwoFetch" text:style-name="Internet_20_link" text:visited-style-name="Visited_20_Internet_20_Link">2@</text:a> <text:s text:c="13"/><text:a xlink:type="simple" xlink:href="https://forth-standard.org/standard/core/StoD" text:style-name="Internet_20_link" text:visited-style-name="Visited_20_Internet_20_Link">S&gt;D</text:a> <text:s text:c="12"/><text:a xlink:type="simple" xlink:href="https://forth-standard.org/standard/core/CELLPlus" text:style-name="Internet_20_link" text:visited-style-name="Visited_20_Internet_20_Link">CELL+</text:a> <text:s text:c="10"/><text:a xlink:type="simple" xlink:href="https://forth-standard.org/standard/core/CELLS" text:style-name="Internet_20_link" text:visited-style-name="Visited_20_Internet_20_Link">CELLS</text:a> <text:s text:c="10"/><text:a xlink:type="simple" xlink:href="https://forth-standard.org/standard/core/CHARPlus" text:style-name="Internet_20_link" text:visited-style-name="Visited_20_Internet_20_Link">CHAR+</text:a> <text:s text:c="10"/><text:a xlink:type="simple" xlink:href="https://forth-standard.org/standard/core/CHARS" text:style-name="Internet_20_link" text:visited-style-name="Visited_20_Internet_20_Link">CHARS</text:a> <text:s text:c="10"/><text:a xlink:type="simple" xlink:href="https://forth-standard.org/standard/core/ALIGN" text:style-name="Internet_20_link" text:visited-style-name="Visited_20_Internet_20_Link">ALIGN</text:a> <text:s text:c="10"/><text:a xlink:type="simple" xlink:href="https://forth-standard.org/standard/core/ALIGNED" text:style-name="Internet_20_link" text:visited-style-name="Visited_20_Internet_20_Link">ALIGNED</text:a> <text:s text:c="8"/><text:a xlink:type="simple" xlink:href="https://forth-standard.org/standard/core/TimesDiv" text:style-name="Internet_20_link" text:visited-style-name="Visited_20_Internet_20_Link">*/</text:a> <text:s text:c="13"/><text:a xlink:type="simple" xlink:href="https://forth-standard.org/standard/core/TimesDivMOD" text:style-name="Internet_20_link" text:visited-style-name="Visited_20_Internet_20_Link">*/MOD</text:a> <text:s text:c="10"/><text:a xlink:type="simple" xlink:href="https://forth-standard.org/standard/core/MOD" text:style-name="Internet_20_link" text:visited-style-name="Visited_20_Internet_20_Link">MOD</text:a> <text:s text:c="12"/><text:a xlink:type="simple" xlink:href="https://forth-standard.org/standard/core/Div" text:style-name="Internet_20_link" text:visited-style-name="Visited_20_Internet_20_Link">/</text:a> <text:s text:c="14"/><text:a xlink:type="simple" xlink:href="https://forth-standard.org/standard/core/DivMOD" text:style-name="Internet_20_link" text:visited-style-name="Visited_20_Internet_20_Link">/MOD</text:a> <text:s text:c="11"/><text:a xlink:type="simple" xlink:href="https://forth-standard.org/standard/core/Times" text:style-name="Internet_20_link" text:visited-style-name="Visited_20_Internet_20_Link">*</text:a> <text:s text:c="14"/><text:a xlink:type="simple" xlink:href="https://forth-standard.org/standard/core/FMDivMOD" text:style-name="Internet_20_link" text:visited-style-name="Visited_20_Internet_20_Link">FM/MOD</text:a> <text:s text:c="9"/><text:a xlink:type="simple" xlink:href="https://forth-standard.org/standard/core/SMDivREM" text:style-name="Internet_20_link" text:visited-style-name="Visited_20_Internet_20_Link">SM/REM</text:a> <text:s text:c="9"/><text:a xlink:type="simple" xlink:href="https://forth-standard.org/standard/core/MTimes" text:style-name="Internet_20_link" text:visited-style-name="Visited_20_Internet_20_Link">M*</text:a> <text:s text:c="13"/><text:a xlink:type="simple" xlink:href="https://forth-standard.org/standard/core/UMTimes" text:style-name="Internet_20_link" text:visited-style-name="Visited_20_Internet_20_Link">UM*</text:a> <text:s text:c="12"/><text:a xlink:type="simple" xlink:href="https://forth-standard.org/standard/core/XOR" text:style-name="Internet_20_link" text:visited-style-name="Visited_20_Internet_20_Link">XOR</text:a> <text:s text:c="12"/><text:a xlink:type="simple" xlink:href="https://forth-standard.org/standard/core/OR" text:style-name="Internet_20_link" text:visited-style-name="Visited_20_Internet_20_Link">OR</text:a> <text:s text:c="13"/><text:a xlink:type="simple" xlink:href="https://forth-standard.org/standard/core/AND" text:style-name="Internet_20_link" text:visited-style-name="Visited_20_Internet_20_Link">AND</text:a> <text:s text:c="12"/>{ANS_COMP}</text:p>
      <text:p text:style-name="P3"/>
      <text:p text:style-name="P98">UTILITY</text:p>
      <text:p text:style-name="P1"/>
      <text:p text:style-name="P1"><text:a xlink:type="simple" xlink:href="https://forth-standard.org/standard/tools/DUMP" text:style-name="Internet_20_link" text:visited-style-name="Visited_20_Internet_20_Link">DUMP</text:a> <text:s text:c="11"/>U.R <text:s text:c="12"/><text:a xlink:type="simple" xlink:href="https://forth-standard.org/standard/tools/WORDS" text:style-name="Internet_20_link" text:visited-style-name="Visited_20_Internet_20_Link">WORDS</text:a> <text:s text:c="10"/><text:a xlink:type="simple" xlink:href="https://forth-standard.org/standard/tools/q" text:style-name="Internet_20_link" text:visited-style-name="Visited_20_Internet_20_Link">?</text:a> <text:s text:c="14"/>.RS <text:s text:c="12"/><text:a xlink:type="simple" xlink:href="https://forth-standard.org/standard/tools/DotS" text:style-name="Internet_20_link" text:visited-style-name="Visited_20_Internet_20_Link">.S</text:a> <text:s text:c="13"/>{UTILITY} <text:s text:c="6"/></text:p>
      <text:p text:style-name="P1"/>
      <text:p text:style-name="P3">U.R <text:span text:style-name="T24"><text:s text:c="2"/>u z</text:span> <text:span text:style-name="T24">--</text:span> <text:s text:c="3"/><text:span text:style-name="T24">display unsigned number u with size z</text:span></text:p>
      <text:p text:style-name="P3">.RS <text:s text:c="12"/><text:span text:style-name="T24">display Return Stack content</text:span></text:p>
      <text:p text:style-name="P3">{UTILITY} <text:s text:c="6"/><text:span text:style-name="T24">if you type </text:span>{UTILITY} <text:s/><text:span text:style-name="T24">all subsequent loaded words are removed</text:span></text:p>
      <text:p text:style-name="P3"/>
      <text:p text:style-name="P101">SD_TOOLS</text:p>
      <text:p text:style-name="P1"/>
      <text:p text:style-name="P1">DIR <text:s text:c="12"/>FAT <text:s text:c="12"/>CLUSTER <text:s text:c="8"/>SECTOR <text:s text:c="9"/>{SD_TOOLS}</text:p>
      <text:p text:style-name="P1"/>
      <text:p text:style-name="P3">DIR <text:s text:c="12"/><text:span text:style-name="T24">dump first sector of current directory</text:span></text:p>
      <text:p text:style-name="P3">FAT <text:s text:c="12"/><text:span text:style-name="T24">dump first sector of FAT1</text:span></text:p>
      <text:p text:style-name="P3">CLUSTER <text:s text:c="8"/>.<text:span text:style-name="T24">123 CLUSTER displays first sector of cluster 123</text:span></text:p>
      <text:p text:style-name="P3">SECTOR <text:s text:c="9"/>.<text:span text:style-name="T24">123456789 SECTOR displays sector 123456789</text:span></text:p>
      <text:p text:style-name="P3">{SD_TOOLS} <text:s text:c="5"/><text:span text:style-name="T24">if you type </text:span>{SD_TOOLS} <text:s/><text:span text:style-name="T24">all subsequent loaded words are removed</text:span></text:p>
      <text:p text:style-name="P3"/>
      <text:p text:style-name="P4"/>
      <text:p text:style-name="P5"/>
      <text:p text:style-name="P2"/>
      <text:p text:style-name="P2"/>
      <text:p text:style-name="P107"><text:span text:style-name="T64">build your </text:span>F<text:span text:style-name="T76">ast</text:span>F<text:span text:style-name="T76">orth</text:span> local <text:span text:style-name="T58">copy</text:span></text:p>
      <text:p text:style-name="P97"/>
      <text:p text:style-name="P74">download <text:a xlink:type="simple" xlink:href="https://github.com/jean-michel/FAST-FORTH/archive/master.zip" text:style-name="Internet_20_link" text:visited-style-name="Visited_20_Internet_20_Link">https://github.com/jean-michel/FAST-FORTH/archive/master.zip</text:a></text:p>
      <text:p text:style-name="P61">once you have unzipped <text:span text:style-name="T53">it</text:span> into <text:span text:style-name="T53">your</text:span> folder, share it (<text:span text:style-name="T20">with</text:span> you) and notice its <text:span text:style-name="T20">network path</text:span>.</text:p>
      <text:p text:style-name="P61">Then right clic on the root of your notepad <text:span text:style-name="T20">to</text:span> create a <text:span text:style-name="T20">network</text:span> drive by recopying <text:span text:style-name="T20">this network path</text:span> (change <text:span text:style-name="T57">back</text:span>slashes <text:span text:style-name="T57">\</text:span> to slashes / ); <text:span text:style-name="T20">then</text:span> set drive letter as you want.</text:p>
      <text:p text:style-name="P68"/>
      <text:p text:style-name="P62">In explorer you should obtain that:</text:p>
      <text:p text:style-name="P62"/>
      <text:p text:style-name="P35">drive:\prog\<text:tab/> <text:s text:c="16"/><text:tab/><text:span text:style-name="T18">TERATERM.ini</text:span></text:p>
      <text:p text:style-name="P35">drive:\prog\gema\<text:tab/></text:p>
      <text:p text:style-name="P36">drive:\prog\MacroAssemblerAS\<text:span text:style-name="T18">bin\<text:tab/></text:span></text:p>
      <text:p text:style-name="P36">drive:\prog\MSP430Flasher\</text:p>
      <text:p text:style-name="P36">drive:\prog\Srecord\</text:p>
      <text:p text:style-name="P36">drive:\prog\wscite\<text:span text:style-name="T18"><text:tab/>SciTEGlobal.properties</text:span></text:p>
      <text:p text:style-name="P36"/>
      <text:p text:style-name="P35">drive:\<text:tab/><text:tab/><text:span text:style-name="T17">source files to build FASTFORTH, including files for KERNEL ADD-ON switches</text:span></text:p>
      <text:p text:style-name="P35">drive:\ADD-ON\ <text:s text:c="18"/><text:tab/><text:span text:style-name="T17">FASTFORTH build ADD-ON files for OPTIONAL KERNEL ADD-ON switches (not erasable version)</text:span></text:p>
      <text:p text:style-name="P35">drive:\<text:span text:style-name="T7">MSP430-FORTH</text:span>\<text:tab/><text:span text:style-name="T9">FORTH source files</text:span></text:p>
      <text:p text:style-name="P40">drive:<text:span text:style-name="T15">\config\gema\ <text:s text:c="12"/><text:tab/>GEMA pattern files</text:span></text:p>
      <text:p text:style-name="P40">drive:<text:span text:style-name="T15">\config\msp430\ <text:s text:c="11"/><text:tab/>bat files</text:span></text:p>
      <text:p text:style-name="P40">drive:<text:span text:style-name="T13">\config\scite\ <text:s text:c="2"/><text:tab/>others.properties</text:span></text:p>
      <text:p text:style-name="P38"><text:tab/><text:tab/><text:span text:style-name="T30">hex.properties</text:span></text:p>
      <text:p text:style-name="P38">drive:<text:span text:style-name="T13">\config\scite\AS_MSP430\ <text:s text:c="2"/><text:tab/>SCITE configuration files</text:span></text:p>
      <text:p text:style-name="P38"/>
      <text:p text:style-name="P12"/>
      <text:p text:style-name="P12">source files <text:span text:style-name="T8">to build </text:span>FASTFORTH, <text:span text:style-name="T7">including files for KERNEL ADD-ON switches</text:span>:</text:p>
      <text:p text:style-name="P12">drive:\ForthMSP430FRxxxx.asm <text:tab/><text:tab/><text:span text:style-name="T33">main FASTFORTH program</text:span></text:p>
      <text:p text:style-name="P11"><text:s text:c="6"/><text:span text:style-name="T76">\</text:span>ForthMSP430FRxxxx_ASM.asm<text:tab/><text:tab/><text:span text:style-name="T33">assembler</text:span></text:p>
      <text:p text:style-name="P11"><text:s text:c="6"/><text:span text:style-name="T76">\</text:span>ForthMSP430FRxxxx_SD_ACCEPT.asm<text:tab/><text:span text:style-name="T33">ACCEPT from SD_CARD</text:span></text:p>
      <text:p text:style-name="P11"><text:s text:c="6"/><text:span text:style-name="T76">\</text:span>ForthMSP430FRxxxx_SD_INIT.asm<text:tab/><text:span text:style-name="T40">to init SD_CARD (FAT16/32)</text:span></text:p>
      <text:p text:style-name="P11"><text:s text:c="6"/><text:span text:style-name="T76">\</text:span>ForthMSP430FRxxxx_SD_LOAD.asm<text:tab/><text:span text:style-name="T40">to load source files from SD_CARD</text:span></text:p>
      <text:p text:style-name="P11"><text:s text:c="6"/><text:span text:style-name="T76">\</text:span>ForthMSP430FRxxxx_SD_LowLevel.asm<text:tab/><text:span text:style-name="T33">SPI routines + Read / write sector </text:span></text:p>
      <text:p text:style-name="P11"><text:s text:c="6"/><text:span text:style-name="T76">\</text:span>ForthMSP430FRxxxx_SD_RW.asm<text:tab/><text:span text:style-name="T40">to read create write del SD_CARD files + file copy from terminal to SD_CARD</text:span></text:p>
      <text:p text:style-name="P26"><text:s text:c="6"/><text:span text:style-name="T76">\prog</text:span>.bat <text:s text:c="26"/><text:span text:style-name="T31">'drag and drop' programing bat file </text:span><text:span text:style-name="T42">(hard link)</text:span></text:p>
      <text:p text:style-name="P11"><text:s text:c="6"/><text:span text:style-name="T76">\</text:span>*.<text:span text:style-name="T11">inc files<text:tab/><text:tab/><text:tab/></text:span><text:span text:style-name="T43">targets configuration files</text:span></text:p>
      <text:p text:style-name="P13"><text:s text:c="6"/><text:span text:style-name="T76">\</text:span>*.<text:span text:style-name="T11">asm files <text:s text:c="23"/></text:span><text:span text:style-name="T43">targets (minimalist) init files</text:span></text:p>
      <text:p text:style-name="P13"><text:s text:c="6"/><text:span text:style-name="T76">\</text:span>*.<text:span text:style-name="T11">mac files<text:tab/><text:tab/><text:tab/></text:span><text:span text:style-name="T43">macros files for AS assembler</text:span></text:p>
      <text:p text:style-name="P13"><text:s text:c="6"/><text:span text:style-name="T76">\</text:span>*.<text:span text:style-name="T11">txt files <text:s text:c="23"/></text:span><text:span text:style-name="T43">program files ready to 'drag and drop' onto prog.bat <text:s/></text:span></text:p>
      <text:p text:style-name="P14"><text:s text:c="6"/><text:span text:style-name="T76">\SciTEDirectories.properties <text:s text:c="7"/></text:span><text:span text:style-name="T42">copy of \config\scite\AS_MSP430\SciTEDirectories.properties</text:span></text:p>
      <text:p text:style-name="P12"/>
      <text:p text:style-name="P12">FASTFORTH <text:span text:style-name="T8">build </text:span>ADD<text:span text:style-name="T8">-</text:span>ON files <text:span text:style-name="T7">for OPTIONAL KERNEL ADD-ON switches (not erasable option version)</text:span>: <text:s/>drive:\ADD_ON<text:span text:style-name="T7">\ALIGNMENT.asm</text:span></text:p>
      <text:p text:style-name="P17"><text:tab/><text:span text:style-name="T7">ANS_COMPLEMENT.asm</text:span></text:p>
      <text:p text:style-name="P17"><text:tab/><text:span text:style-name="T7">ARITHMETIC.asm</text:span></text:p>
      <text:p text:style-name="P17"><text:tab/><text:span text:style-name="T7">CONDCOMP.asm</text:span></text:p>
      <text:p text:style-name="P17"><text:tab/><text:span text:style-name="T7">DOUBLE.asm</text:span></text:p>
      <text:p text:style-name="P17"><text:tab/><text:span text:style-name="T7">PORTABILITY.asm</text:span></text:p>
      <text:p text:style-name="P17"><text:tab/><text:span text:style-name="T7">SD_TOOLS.asm</text:span></text:p>
      <text:p text:style-name="P17"><text:tab/><text:span text:style-name="T7">UTILITY.asm</text:span></text:p>
      <text:p text:style-name="P17"/>
      <text:p text:style-name="P27">FORTH source files:</text:p>
      <text:p text:style-name="P31">drive:\MSP430-FORTH\*.4th <text:s text:c="5"/><text:tab/><text:span text:style-name="T31">pure FORTH </text:span><text:span text:style-name="T38">generic </text:span><text:span text:style-name="T31">source files ready to download without preprocessing </text:span></text:p>
      <text:p text:style-name="P18"><text:tab/> <text:s text:c="3"/>*.<text:span text:style-name="T12">f <text:s text:c="8"/><text:tab/></text:span><text:span text:style-name="T41">source files with use of assembler, must be preprocessed before downloading <text:s/></text:span></text:p>
      <text:p text:style-name="P19"><text:tab/> <text:s text:c="3"/>*.<text:span text:style-name="T7">bat<text:tab/></text:span><text:span text:style-name="T32">to download source file to target, to SD_CARD target, and to debug (hard links)</text:span></text:p>
      <text:p text:style-name="P31"><text:s text:c="20"/>ANS_COMP.f<text:tab/><text:span text:style-name="T31">same as ANS_COMP.asm, (erasable) </text:span></text:p>
      <text:p text:style-name="P32"><text:tab/> <text:s text:c="3"/>SD_TOOLS.f<text:tab/><text:span text:style-name="T31">same as SD_TOOLS.asm, (erasable)</text:span></text:p>
      <text:p text:style-name="P33"><text:tab/> <text:s text:c="3"/>UTILITY.f<text:tab/><text:span text:style-name="T31">same as UTILITY.asm, (erasable)</text:span></text:p>
      <text:p text:style-name="P33"><text:tab/> <text:s text:c="3"/>RTC.f<text:tab/><text:span text:style-name="T31">to set time and date with embedded RTC</text:span></text:p>
      <text:p text:style-name="P33"><text:tab/> <text:s text:c="3"/>BOOT.f<text:tab/><text:span text:style-name="T31">performs bootstrap</text:span></text:p>
      <text:p text:style-name="P33"><text:tab/> <text:s text:c="3"/>RC5toLCD.f<text:tab/><text:span text:style-name="T31">multitasking example: </text:span></text:p>
      <text:p text:style-name="P20"><text:s text:c="20"/><text:span text:style-name="T13">SD_test.f <text:s text:c="3"/><text:tab/></text:span><text:span text:style-name="T42">tests for SD_CARD option: contains the explanations</text:span></text:p>
      <text:p text:style-name="P20"/>
      <text:p text:style-name="P29">drive:\MSP430-FORTH\<text:span text:style-name="T20">MISC\</text:span> <text:s text:c="8"/><text:span text:style-name="T40">empty directory. See use in SD_TEST.f</text:span> </text:p>
      <text:p text:style-name="P21"/>
      <text:p text:style-name="P21">GEMA pattern files</text:p>
      <text:p text:style-name="P21">drive:\config\gema\FastForthREGtoTI.pat <text:s text:c="8"/><text:span text:style-name="T31">converts </text:span><text:span text:style-name="T44">FORTH </text:span><text:span text:style-name="T31">symbolic register</text:span><text:span text:style-name="T44">s</text:span><text:span text:style-name="T31"> names to </text:span><text:span text:style-name="T44">TI </text:span><text:span text:style-name="T31">Rx registers</text:span></text:p>
      <text:p text:style-name="P21"><text:s text:c="6"/>\config\gema\MSP430FR2x4x.pat <text:s text:c="12"/><text:span text:style-name="T31">declarations for MSP430FR2 MSP430FR4 families, </text:span><text:span text:style-name="T38">assembly part</text:span></text:p>
      <text:p text:style-name="P21"><text:s text:c="6"/>\config\gema\MSP430FR2x4x_FastForth.pat <text:s text:c="2"/><text:span text:style-name="T31">declarations for MSP430FR2 MSP430FR4 families, FORTH </text:span><text:span text:style-name="T38">part</text:span></text:p>
      <text:p text:style-name="P21"><text:s text:c="6"/>\config\gema\MSP430FR5x6x.pat <text:s text:c="12"/><text:span text:style-name="T31">declarations for MSP430FR6 MSP430FR6 families, </text:span><text:span text:style-name="T38">assembly part</text:span></text:p>
      <text:p text:style-name="P21"><text:s text:c="6"/>\config\gema\MSP430FR5x6x_FastForth.pat <text:s text:c="2"/><text:span text:style-name="T31">declarations for MSP430FR5 MSP430FR6 families, FORTH </text:span><text:span text:style-name="T38">part</text:span></text:p>
      <text:p text:style-name="P23"><text:s text:c="6"/>\config\gema\MSP430FR57xx.pat <text:s text:c="12"/><text:span text:style-name="T31">declarations for MSP430FR</text:span><text:span text:style-name="T39">57</text:span><text:span text:style-name="T31"> famil</text:span><text:span text:style-name="T39">y, assembly part</text:span></text:p>
      <text:p text:style-name="P23"><text:s text:c="6"/>\config\gema\MSP430FR57xx_FastForth.pat <text:s text:c="2"/><text:span text:style-name="T31">declarations for MSP430FR</text:span><text:span text:style-name="T39">57</text:span><text:span text:style-name="T31"> famil</text:span><text:span text:style-name="T39">y, FORTH part</text:span></text:p>
      <text:p text:style-name="P23"><text:s text:c="6"/>\config\gema\MSP430FR<text:span text:style-name="T16">xx</text:span>xx.pat <text:s text:c="12"/><text:span text:style-name="T38">assembly </text:span><text:span text:style-name="T31">declarations for </text:span><text:span text:style-name="T38">device MSP430FRxxxx</text:span></text:p>
      <text:p text:style-name="P22"><text:s text:c="6"/>\config\gema\<text:span text:style-name="T16">RemoveComments</text:span>.pat <text:s text:c="10"/></text:p>
      <text:p text:style-name="P22"><text:s text:c="6"/>\config\gema\<text:span text:style-name="T16">SciTEDirectory.properties <text:s text:c="3"/></text:span><text:span text:style-name="T37">copy of \config\scite\AS_MSP430\SciTEDirectories.properties</text:span></text:p>
      <text:p text:style-name="P24"><text:s text:c="6"/>\config\gema\<text:span text:style-name="T16">tiREGtoFastForth</text:span>.pat <text:s text:c="8"/><text:span text:style-name="T31">converts </text:span><text:span text:style-name="T44">TI </text:span><text:span text:style-name="T31">Rx register</text:span><text:span text:style-name="T37">s </text:span><text:span text:style-name="T31">to </text:span><text:span text:style-name="T44">FORTH </text:span><text:span text:style-name="T31">symbolic registers names </text:span></text:p>
      <text:p text:style-name="P24"><text:s text:c="6"/>\config\gema\<text:span text:style-name="T64">target</text:span>.pat <text:s text:c="8"/><text:tab/> <text:s text:c="5"/><text:span text:style-name="T46">declarations for target</text:span></text:p>
      <text:p text:style-name="P25"><text:span text:style-name="T46"><text:s text:c="6"/></text:span>\config\gema\<text:span text:style-name="T75">launchpad_x.pat <text:s text:c="7"/><text:tab/> <text:s text:c="5"/></text:span><text:span text:style-name="T32">assembly declarations for specific target</text:span></text:p>
      <text:p text:style-name="P24"><text:s text:c="6"/></text:p>
      <text:p text:style-name="P45"/>
      <text:p text:style-name="P45">SCITE configuration files:</text:p>
      <text:p text:style-name="P43">drive:\config\scite\AS_MSP430\SciTEDirectories.properties<text:tab/><text:span text:style-name="T35">scite directory config file</text:span></text:p>
      <text:p text:style-name="P43"><text:s text:c="30"/><text:span text:style-name="T14">asm.properties <text:s text:c="7"/><text:tab/></text:span><text:span text:style-name="T36">configuration for *.inc,*.mac,*.asm files</text:span></text:p>
      <text:p text:style-name="P43"><text:s text:c="30"/><text:span text:style-name="T14">forth.properties <text:s text:c="5"/><text:tab/></text:span><text:span text:style-name="T36">configuration for *.f,*.4th files</text:span></text:p>
      <text:p text:style-name="P43"><text:tab/><text:tab/><text:tab/> <text:s text:c="4"/><text:span text:style-name="T14">fortran.properties <text:s text:c="3"/><text:tab/></text:span><text:span text:style-name="T36">configuration for *.pat files</text:span></text:p>
      <text:p text:style-name="P56"/>
      <text:p text:style-name="P40">drive:<text:span text:style-name="T15">\config\msp430\SendFile.ttl <text:s text:c="9"/><text:tab/><text:tab/></text:span><text:span text:style-name="T35">TERATERM macro file to send source file to FASTFORTH</text:span></text:p>
      <text:p text:style-name="P44"><text:s text:c="21"/><text:span text:style-name="T15">SendToSD.ttl <text:s text:c="9"/><text:tab/><text:tab/></text:span><text:span text:style-name="T35">TERATERM macro file to send source file to embedded SD_CARD</text:span><text:span text:style-name="T15"> </text:span></text:p>
      <text:p text:style-name="P34"><text:s text:c="21"/>build<text:span text:style-name="T64">(</text:span>.bat<text:span text:style-name="T64">)</text:span> <text:s text:c="12"/><text:tab/><text:tab/><text:span text:style-name="T31">called by scite to build target.txt program </text:span></text:p>
      <text:p text:style-name="P43"><text:s text:c="21"/><text:span text:style-name="T14">prog(.bat) <text:s text:c="13"/><text:tab/><text:tab/></text:span><text:span text:style-name="T36">to </text:span><text:span text:style-name="T45">flash target with</text:span><text:span text:style-name="T36"> </text:span><text:span text:style-name="T45">target</text:span><text:span text:style-name="T36">.txt </text:span><text:span text:style-name="T45">file</text:span></text:p>
      <text:p text:style-name="P46"><text:s text:c="21"/><text:span text:style-name="T14">CopyTo_SD_Card(.bat)<text:tab/> <text:tab/> <text:s/><text:tab/></text:span><text:span text:style-name="T36">to </text:span><text:span text:style-name="T46">copy in your MSP430-FORTH</text:span></text:p>
      <text:p text:style-name="P46"><text:s text:c="21"/><text:span text:style-name="T14">SendSource(.bat)<text:tab/><text:tab/><text:tab/></text:span><text:span text:style-name="T36">to send file to FASTFORTH</text:span></text:p>
      <text:p text:style-name="P46"><text:s text:c="21"/><text:span text:style-name="T14">Preprocess(.bat)<text:tab/> <text:s text:c="9"/><text:tab/></text:span><text:span text:style-name="T36">to convert generic .f file to specific .4th file</text:span></text:p>
      <text:p text:style-name="P46"><text:s text:c="21"/><text:span text:style-name="T14">CopySourceFileToTarget_SD_Card.bat<text:tab/></text:span><text:span text:style-name="T36">to </text:span><text:span text:style-name="T46">copy in </text:span><text:span text:style-name="T48">any user folder</text:span><text:span text:style-name="T46"> </text:span><text:span text:style-name="T47">for drag'n drop use</text:span></text:p>
      <text:p text:style-name="P48"><text:s text:c="21"/><text:span text:style-name="T14">SendSourceFileToTarget.bat<text:tab/><text:tab/></text:span><text:span text:style-name="T36">to </text:span><text:span text:style-name="T46">copy in </text:span><text:span text:style-name="T48">any user folder</text:span><text:span text:style-name="T46"> </text:span><text:span text:style-name="T47">for drag'n drop use</text:span></text:p>
      <text:p text:style-name="P48"><text:s text:c="21"/><text:span text:style-name="T14">PreprocessSourceFile.bat <text:s text:c="9"/><text:tab/></text:span><text:span text:style-name="T36">to </text:span><text:span text:style-name="T46">copy in </text:span><text:span text:style-name="T48">any user folder</text:span><text:span text:style-name="T46"> </text:span><text:span text:style-name="T47">for drag'n drop use</text:span></text:p>
      <text:p text:style-name="P47"><text:span text:style-name="T47"><text:tab/><text:tab/> <text:s text:c="3"/></text:span><text:span text:style-name="T80">SelectTarget.bat</text:span><text:span text:style-name="T48"><text:tab/><text:tab/><text:tab/>called by them three to select target </text:span></text:p>
      <text:p text:style-name="P24"/>
      <text:p text:style-name="P28"><text:s text:c="20"/></text:p>
      <text:p text:style-name="P41">Note: all actions made from SciTE editor are processed via bat/<text:span text:style-name="T65">bash</text:span> files. </text:p>
      <text:p text:style-name="P41"><text:s text:c="6"/>So you can easily use your prefered editor by <text:span text:style-name="T19">re</text:span>us<text:span text:style-name="T19">e</text:span> them.</text:p>
      <text:p text:style-name="P41"/>
      <text:p text:style-name="P42">Note: all actions (flashing target, downloading files) can be made by using bat files directly, i.e. without use of SciTE <text:tab/>editor.</text:p>
      <text:p text:style-name="P108"><text:span text:style-name="T27">The next is to</text:span> download <text:span text:style-name="T27">IDE (WINDOWS)</text:span>:</text:p>
      <text:p text:style-name="P66"/>
      <text:p text:style-name="P69">First get TI's programs</text:p>
      <text:p text:style-name="P69"/>
      <text:p text:style-name="P69">go here: <text:a xlink:type="simple" xlink:href="http://www.ti.com/" text:style-name="Internet_20_link" text:visited-style-name="Visited_20_Internet_20_Link">http://www.ti.com/</text:a> and registers you <text:span text:style-name="T28">to enable MSP430Flasher downloading:</text:span></text:p>
      <text:p text:style-name="P69"/>
      <text:p text:style-name="P69"><text:a xlink:type="simple" xlink:href="http://www.ti.com/tool/msp430-flasher?DCMP=MSP430&amp;HQS=Other+OT+msp430flasher" text:style-name="Internet_20_link" text:visited-style-name="Visited_20_Internet_20_Link">http://www.ti.com/tool/msp430-flasher?DCMP=MSP430&amp;HQS=Other+OT+msp430flasher</text:a></text:p>
      <text:p text:style-name="P75">and</text:p>
      <text:p text:style-name="P75"><text:a xlink:type="simple" xlink:href="http://software-dl.ti.com/msp430/msp430_public_sw/mcu/msp430/MSP430_FET_Drivers/latest/index_FDS.html" text:style-name="Internet_20_link" text:visited-style-name="Visited_20_Internet_20_Link">http://software-dl.ti.com/msp430/msp430_public_sw/mcu/msp430/MSP430_FET_Drivers/latest/index_FDS.html</text:a></text:p>
      <text:p text:style-name="P70"/>
      <text:p text:style-name="P71">install in the suggested directory,</text:p>
      <text:p text:style-name="P71">then copy MSP430Flasher.exe and MSP430.dll to <text:span text:style-name="T1">drive:\prog\MSP430Flasher\</text:span></text:p>
      <text:p text:style-name="P69"/>
      <text:p text:style-name="P67">download and install teraterm: <text:a xlink:type="simple" xlink:href="http://logmett.com/tera-term-the-latest-version" text:style-name="Internet_20_link" text:visited-style-name="Visited_20_Internet_20_Link">http://logmett.com/tera-term-the-latest-version</text:a></text:p>
      <text:p text:style-name="P67"/>
      <text:p text:style-name="P67"/>
      <text:p text:style-name="P66"><text:a xlink:type="simple" xlink:href="https://sourceforge.net/projects/gema/files/latest/download" text:style-name="Internet_20_link" text:visited-style-name="Visited_20_Internet_20_Link">https://sourceforge.net/projects/gema/files/latest/download</text:a> </text:p>
      <text:p text:style-name="P66">unzip in <text:span text:style-name="T1">drive:\prog\gema\</text:span></text:p>
      <text:p text:style-name="P63"/>
      <text:p text:style-name="P66"><text:span text:style-name="T26">download</text:span> <text:a xlink:type="simple" xlink:href="http://www.scintilla.org/Sc400.exe" text:style-name="Internet_20_link" text:visited-style-name="Visited_20_Internet_20_Link">http://www.scintilla.org/Sc400.exe</text:a> to <text:span text:style-name="T1">drive:\prog\wscite\</text:span></text:p>
      <text:p text:style-name="P66"><text:span text:style-name="T26">then </text:span>rename Sc400.exe to scite.exe</text:p>
      <text:p text:style-name="P66"/>
      <text:p text:style-name="P67"><text:a xlink:type="simple" xlink:href="http://john.ccac.rwth-aachen.de:8000/ftp/as/precompiled/i386-unknown-win32/aswcurr.zip" text:style-name="Internet_20_link" text:visited-style-name="Visited_20_Internet_20_Link">http://john.ccac.rwth-aachen.de:8000/ftp/as/precompiled/i386-unknown-win32/aswcurr.zip</text:a></text:p>
      <text:p text:style-name="P67">unzip in <text:span text:style-name="T1">drive:\prog\MacroAssemblerAS\</text:span></text:p>
      <text:p text:style-name="P67"/>
      <text:p text:style-name="P67"><text:a xlink:type="simple" xlink:href="https://sourceforge.net/projects/srecord/files/latest/download" text:style-name="Internet_20_link" text:visited-style-name="Visited_20_Internet_20_Link">https://sourceforge.net/projects/srecord/files/latest/download</text:a></text:p>
      <text:p text:style-name="P67">unzip in <text:span text:style-name="T1">drive:\prog\Srecord\</text:span></text:p>
      <text:p text:style-name="P67"/>
      <text:p text:style-name="P63"><text:a xlink:type="simple" xlink:href="http://logmett.com/tera-term-the-latest-version" text:style-name="Internet_20_link" text:visited-style-name="Visited_20_Internet_20_Link"/></text:p>
      <text:p text:style-name="P63">In explorer you should obtain that <text:span text:style-name="T27">(minimum requested programs)</text:span>:</text:p>
      <text:p text:style-name="P63"/>
      <text:p text:style-name="P63"/>
      <text:p text:style-name="P37">drive:\prog\<text:tab/> <text:s text:c="16"/><text:tab/><text:span text:style-name="T18">TERATERM.ini</text:span></text:p>
      <text:p text:style-name="P37"/>
      <text:p text:style-name="P37">drive:\prog\gema\<text:tab/><text:span text:style-name="T18">gema.exe <text:s text:c="2"/><text:tab/><text:tab/></text:span><text:span text:style-name="T31">syntactic preprocessor</text:span></text:p>
      <text:p text:style-name="P37"/>
      <text:p text:style-name="P37">drive:\prog\MacroAssemblerAS\<text:span text:style-name="T18">bin\<text:tab/>asw.exe <text:s text:c="2"/><text:tab/><text:tab/></text:span><text:span text:style-name="T31">macro assembler</text:span></text:p>
      <text:p text:style-name="P37"><text:tab/><text:tab/><text:span text:style-name="T18">P2hex.exe<text:tab/><text:tab/></text:span><text:span text:style-name="T34">linker</text:span></text:p>
      <text:p text:style-name="P39"><text:tab/><text:tab/><text:span text:style-name="T61">as.msg</text:span></text:p>
      <text:p text:style-name="P39"><text:tab/><text:tab/><text:span text:style-name="T61">cmdarg.msg</text:span></text:p>
      <text:p text:style-name="P39"><text:tab/><text:tab/><text:span text:style-name="T61">ioerrs.msg</text:span></text:p>
      <text:p text:style-name="P39"><text:tab/><text:tab/><text:span text:style-name="T18">P2hex.msg</text:span></text:p>
      <text:p text:style-name="P39"><text:tab/><text:tab/><text:span text:style-name="T61">tools.msg</text:span></text:p>
      <text:p text:style-name="P55"/>
      <text:p text:style-name="P37">drive:\prog\MSP430Flasher\ <text:s text:c="3"/><text:tab/><text:span text:style-name="T18">MSP430Flasher.exe<text:tab/></text:span><text:span text:style-name="T34">flasher</text:span></text:p>
      <text:p text:style-name="P50"><text:tab/><text:tab/>MSP430.dll</text:p>
      <text:p text:style-name="P50"/>
      <text:p text:style-name="P37">drive:\prog\Srecord\ <text:s text:c="9"/><text:tab/><text:span text:style-name="T18">srec_cat.exe <text:tab/><text:tab/></text:span><text:span text:style-name="T34">TI</text:span><text:span text:style-name="T31">.hex to </text:span><text:span text:style-name="T34">TI</text:span><text:span text:style-name="T31">.txt files converter</text:span></text:p>
      <text:p text:style-name="P37"/>
      <text:p text:style-name="P37">drive:\prog\wscite\ <text:s text:c="9"/><text:tab/><text:span text:style-name="T18">sCiTE.exe</text:span> <text:s text:c="5"/><text:tab/><text:tab/><text:span text:style-name="T31">text editor</text:span></text:p>
      <text:p text:style-name="P50"><text:tab/><text:tab/>SciTEGlobal.properties</text:p>
      <text:p text:style-name="P37"/>
      <text:p text:style-name="P15"/>
      <text:p text:style-name="P71"/>
      <text:p text:style-name="P71"/>
      <text:p text:style-name="P73">Next we need to change the drive letter in hard links below:</text:p>
      <text:p text:style-name="P73"/>
      <text:p text:style-name="P16">drive:\<text:span text:style-name="T52">prog.bat</text:span></text:p>
      <text:p text:style-name="P16"/>
      <text:p text:style-name="P30">drive:\MSP430-FORTH\<text:span text:style-name="T52">SendSourceFileToTarget.bat</text:span></text:p>
      <text:p text:style-name="P30"><text:tab/> <text:s text:c="3"/><text:span text:style-name="T52">CopySourceFileToTarget_SD_Card.bat</text:span></text:p>
      <text:p text:style-name="P30"><text:tab/> <text:s text:c="3"/><text:span text:style-name="T52">PreprocessSourceFile.bat</text:span></text:p>
      <text:p text:style-name="P30"/>
      <text:p text:style-name="P54">to do, right clic on them</text:p>
      <text:p text:style-name="P54"><text:tab/> select "properties"</text:p>
      <text:p text:style-name="P54"><text:tab/><text:tab/><text:tab/>set your drive letter in "target"</text:p>
      <text:p text:style-name="P53"/>
      <text:p text:style-name="P71"/>
      <text:p text:style-name="P71"/>
      <text:p text:style-name="P71"/>
      <text:p text:style-name="P71">The <text:span text:style-name="T29">last</text:span> step is ask <text:span text:style-name="T29">W</text:span>indows to associate <text:span text:style-name="T51">scite editor with </text:span>file type<text:span text:style-name="T29">s</text:span>:</text:p>
      <text:p text:style-name="P71"/>
      <text:p text:style-name="P72"><text:span text:style-name="T29">right </text:span>clic on a <text:span text:style-name="T49">.asm</text:span> file, </text:p>
      <text:p text:style-name="P72"><text:tab/><text:span text:style-name="T29">select </text:span>"open with", </text:p>
      <text:p text:style-name="P72"><text:tab/><text:tab/><text:tab/>select "<text:span text:style-name="T29">other application" then select: </text:span><text:span text:style-name="T50">drive:\prog\wscite\</text:span><text:span text:style-name="T49">scite.</text:span><text:span text:style-name="T50">exe</text:span></text:p>
      <text:p text:style-name="P72"/>
      <text:p text:style-name="P71">repeat for <text:span text:style-name="T49">.inc</text:span>, <text:span text:style-name="T49">.mac</text:span>, <text:span text:style-name="T49">.</text:span><text:span text:style-name="T50">lst</text:span><text:span text:style-name="T29">, </text:span><text:span text:style-name="T49">.f</text:span>, <text:span text:style-name="T49">.4th</text:span>, <text:span text:style-name="T49">.pat</text:span>, <text:span text:style-name="T49">.properties</text:span>, <text:span text:style-name="T49">.</text:span><text:span text:style-name="T50">TTL</text:span> <text:span text:style-name="T29">files.</text:span></text:p>
      <text:p text:style-name="P71"/>
      <text:p text:style-name="P71"/>
      <text:p text:style-name="P76">IT's done ! <text:span text:style-name="T60">See <text:s/>forthMSP430FRxxxx.asm to configure TeraTerm</text:span></text:p>
      <text:p text:style-name="P71"/>
      <text:p text:style-name="P71"/>
      <text:p text:style-name="P71"/>
      <text:p text:style-name="P71"/>
      <text:p text:style-name="P71"/>
      <text:p text:style-name="P81"><text:line-break/></text:p>
      <text:p text:style-name="P109"><text:span text:style-name="T74">IDE </text:span><text:span text:style-name="T72">for </text:span><text:span text:style-name="T73">linux </text:span><text:span text:style-name="T72">UBUNTU / MINT</text:span> </text:p>
      <text:p text:style-name="P77"/>
      <text:p text:style-name="P88">First search from ti.com:</text:p>
      <text:p text:style-name="P81"/>
      <text:p text:style-name="P77"><text:a xlink:type="simple" xlink:href="http://software-dl.ti.com/msp430/msp430_public_sw/mcu/msp430/MSP430Flasher/latest/index_FDS.html" text:style-name="Internet_20_link" text:visited-style-name="Visited_20_Internet_20_Link">http://software-dl.ti.com/msp430/msp430_public_sw/mcu/msp430/MSP430Flasher/latest/index_FDS.html</text:a></text:p>
      <text:p text:style-name="P83"/>
      <text:p text:style-name="P83">untar in a <text:span text:style-name="T69">home </text:span>folder then:</text:p>
      <text:p text:style-name="P80"><text:span text:style-name="T69">open</text:span> <text:span text:style-name="T66">MSPFlasher-1.3.16-linux-x64-installer.run</text:span></text:p>
      <text:p text:style-name="P78"><text:s text:c="4"/><text:span text:style-name="T66">install in MSP430Flasher (under home)</text:span></text:p>
      <text:p text:style-name="P79"/>
      <text:p text:style-name="P86">open a terminal in MSP430Flasher/Drivers: </text:p>
      <text:p text:style-name="P86"><text:s text:c="4"/>sudo ./msp430uif_install.sh</text:p>
      <text:p text:style-name="P65"><text:s text:c="4"/></text:p>
      <text:p text:style-name="P86">copy MSP430Flasher/MSP430Flasher to /usr/local/bin/MSP430Flasher </text:p>
      <text:p text:style-name="P87">copy MSP430Flasher/libmsp430.so <text:s/>to /usr/local/lib/MSP430Flasher/libmsp430.so</text:p>
      <text:p text:style-name="P64"/>
      <text:p text:style-name="P82">open an editor as superuser in /etc/ld.so.conf.d/</text:p>
      <text:p text:style-name="P82"><text:s text:c="5"/>write on first line <text:span text:style-name="T67">(of new file): </text:span>/usr/local/lib/msp430flasher/</text:p>
      <text:p text:style-name="P82"><text:s text:c="5"/>save this <text:span text:style-name="T68">new file as</text:span> libmsp430.conf</text:p>
      <text:p text:style-name="P84">then in a terminal: sudo /sbin/ldconfig</text:p>
      <text:p text:style-name="P84"/>
      <text:p text:style-name="P88"/>
      <text:p text:style-name="P95">install the package srecord</text:p>
      <text:p text:style-name="P89"/>
      <text:p text:style-name="P96">install the package scite</text:p>
      <text:p text:style-name="P90">as super user, edit /etc/scite/SciTEGlobal.properties</text:p>
      <text:p text:style-name="P90">uncomment <text:span text:style-name="T70">(</text:span>line 18<text:span text:style-name="T70">)</text:span>: position.maximize=1</text:p>
      <text:p text:style-name="P90">uncomment <text:span text:style-name="T70">(</text:span>line 257<text:span text:style-name="T70">)</text:span>: properties.directory.enable=1</text:p>
      <text:p text:style-name="P90">add line 7: PLAT_WIN=0</text:p>
      <text:p text:style-name="P90">add line 8: PLAT_GTK=1</text:p>
      <text:p text:style-name="P90">save file</text:p>
      <text:p text:style-name="P90"/>
      <text:p text:style-name="P91">at the end of <text:span text:style-name="T75">your </text:span>~.profile file, add <text:span text:style-name="T79">these two lines</text:span>:</text:p>
      <text:p text:style-name="P91">FF="/<text:span text:style-name="T77">the_root_of_</text:span><text:span text:style-name="T78">your_</text:span><text:span text:style-name="T77">FastForth_local_copy</text:span>"</text:p>
      <text:p text:style-name="P91">export FF</text:p>
      <text:p text:style-name="P91"/>
      <text:p text:style-name="P81"><text:a xlink:type="simple" xlink:href="https://sourceforge.net/projects/gema/files/gema/gema-1.4-RC/gema-1.4RC-src.tgz/download" text:style-name="Internet_20_link" text:visited-style-name="Visited_20_Internet_20_Link">https://sourceforge.net/projects/gema/files/gema/gema-1.4-RC/gema-1.4RC-src.tgz/download</text:a></text:p>
      <text:p text:style-name="P85">untar in a <text:span text:style-name="T69">home </text:span>folder then:</text:p>
      <text:p text:style-name="P92">make (ignore warnings)</text:p>
      <text:p text:style-name="P92">sudo make install (ignore warnings)</text:p>
      <text:p text:style-name="P92">make clean</text:p>
      <text:p text:style-name="P89">result: /usr/local/bin/gema</text:p>
      <text:p text:style-name="P81"/>
      <text:p text:style-name="P81"><text:a xlink:type="simple" xlink:href="http://john.ccac.rwth-aachen.de:8000/ftp/as/source/c_version/asl-current.tar.gz" text:style-name="Internet_20_link" text:visited-style-name="Visited_20_Internet_20_Link">http://john.ccac.rwth-aachen.de:8000/ftp/as/source/c_version/asl-current.tar.gz</text:a></text:p>
      <text:p text:style-name="P85">untar in a <text:span text:style-name="T69">home </text:span>folder then:</text:p>
      <text:p text:style-name="P92">copy /Makefile.def-samples/Makefile.def-i386-unknown-linux2.x,x to ../Makefile.def</text:p>
      <text:p text:style-name="P92">edit this Makefile.def to remove "-march=i586" option f<text:span text:style-name="T66">r</text:span>om line 7</text:p>
      <text:p text:style-name="P92">make</text:p>
      <text:p text:style-name="P92">make test</text:p>
      <text:p text:style-name="P92">sudo make install</text:p>
      <text:p text:style-name="P92">make clean</text:p>
      <text:p text:style-name="P89">result: asl files <text:span text:style-name="T71">are </text:span>in /usr/local</text:p>
      <text:p text:style-name="P89"/>
      <text:p text:style-name="P89"/>
      <text:p text:style-name="P94">Here, you can compile FastForth from scite editor, so to generate file.4th</text:p>
      <text:p text:style-name="P93"/>
      <text:p text:style-name="P93">but... lack of TERATERM for linux !!!</text:p>
      <text:p text:style-name="P81"/>
      <text:p text:style-name="P81"><text:a xlink:type="simple" xlink:href="http://software-dl.ti.com/msp430/msp430_public_sw/mcu/msp430/MSP430Flasher/latest/index_FDS.html" text:style-name="Internet_20_link" text:visited-style-name="Visited_20_Internet_20_Link"><text:span text:style-name="T5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xx" style:country-asian="none" style:font-name-complex="Lucida San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xx" style:country-asian="none" style:font-name-complex="Lucid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0:17:34.363000000</meta:creation-date>
    <meta:generator>LibreOffice/6.0.2.1$Windows_X86_64 LibreOffice_project/f7f06a8f319e4b62f9bc5095aa112a65d2f3ac89</meta:generator>
    <dc:date>2018-07-24T13:54:48.388000000</dc:date>
    <meta:editing-duration>P1DT14H31M</meta:editing-duration>
    <meta:editing-cycles>74</meta:editing-cycles>
    <meta:document-statistic meta:table-count="0" meta:image-count="0" meta:object-count="0" meta:page-count="5" meta:paragraph-count="280" meta:word-count="1898" meta:character-count="18720" meta:non-whitespace-character-count="12578"/>
  </office:meta>
</office:document-meta>
</file>